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ffective Pre-Silicon Verification of Processor Cores by Breaking the Bounds of Symbolic</text:p>
      <text:p text:style-name="Standard">Quick Error Detection</text:p>
      <text:p text:style-name="Standard">Abstract</text:p>
      <text:p text:style-name="Standard">Existing techniques to ensure functional correctness or detect hardware Trojans in processor cores during pre-silicon verification face severe limitations. We extend Symbolic Quick Error Detection, a recent bounded model checking-based bug detection technique, with symbolic starting states. Using open-source RISC-V cores, we demonstrate: 1. Quick (≤5 minutes (≤2.5 hours) for an in-order (superscalar) core) detection of 100% of hundreds of logic bug and hardware Trojan scenarios from commercial SoCs and research literature, and 97.9% of "extremal" bugs (randomly-generated bugs requiring ~100,000 activation instructions taken from random test programs). 2. Quick (~1 minute) detection of several previously unknown bugs in open-source RISC-V designs.</text:p>
      <text:p text:style-name="Standard"/>
      <text:p text:style-name="Standard">1. Introduction</text:p>
      <text:p text:style-name="Standard"><text:tab/>Pre-silicon verification requires major effort in a typical design flow [Foster 15]. This paper focuses on pre-silicon verification of single processor cores, which are critical components of any System-on-Chip (SoC). Generally, pre-silicon verification mainly targets logic design errors (logic bugs). Beyond logic bugs, future pre-silicon verification techniques might also need to address Hardware Trojans (HTs) [King 08], which are unauthorized modifications of an integrated circuit (IC), resulting in incorrect functionality and/or the exposure of sensitive data [Karri 10]. While initial research on HTs focused on attacks implemented at the foundry during fabrication, there are also concerns about HTs being inserted in third-party Intellectual Property (IP) cores by malicious sources [Zhang 11]. Processor cores are an important class of IP cores that are used (and reused) across multiple designs to reduce development costs and meet aggressive time-to-market requirements. Thus, ensuring functional correctness and trustworthiness of processor cores is an important problem.</text:p>
      <text:p text:style-name="Standard"><text:tab/>Similar to logic bugs, we consider HTs which affect functionality; i.e., such an HT can cause an error that can (ultimately) create an error in the software-visible state (software-visible registers or memory). This encompasses many demonstrated attacks on processor cores [King 08]. Symbolic Quick Error Detection (QED) [Singh 18] is a new pre-silicon verification technique based on ideas from QED [Hong 10, Lin 12, 14, 15a]. It uses Bounded Model Checking (BMC) [Clarke 01] for formal analysis of the design. It is an automated and fast bug detection and localization technique. This contrasts with traditional pre-silicon verification techniques that are mostly ad-hoc and manual, and that fail to scale (background is given in Appendix B).</text:p>
      <text:p text:style-name="Standard"><text:tab/>Symbolic QED analyzes a design symbolically, but it requires a concrete (non-symbolic, i.e., with 0’s and 1’s specified explicitly) starting state. Starting from a concrete state means that, to find bugs that require very long activation sequences (i.e., many instructions are required to activate such bugs), Symbolic QED must rely on very deep BMC runs (i.e., runs that unroll the circuit far enough to include all the activation instructions). This may be difficult for practical designs. For example,</text:p>
      <text:p text:style-name="Standard">[Singh 18] states that a BMC tool can only unroll a design for up to around 30 clock cycles, within 24 hours of verification time. The following HT example, taken from [Zhang 14], shows that Symbolic QED, while highly effective for many logic bugs, can be insufficient for detecting HTs.</text:p>
      <text:p text:style-name="Standard">Motivating Example Consider the following HT which may be difficult (see Sec. 5 for more</text:p>
      <text:p text:style-name="Standard">discussion) to find during pre-silicon verification using existing HT detection techniques [Salmani 13, Zhang 14]: The HT changes the opcodes of the next several decoded instructions after it sees a specific sequence of 256 instructions fetched. This HT could inject a short sequence of instructions to bypass physical memory protection and run a privileged instruction. This is an example of</text:p>
      <text:p text:style-name="Standard">a privilege escalation attack [King 08], that can be catastrophic. Because the HT requires many instructions (and many clock cycles) for activation, Symbolic QED (like other BMC-based methods [Rajendran 15, Reece 16]) fails to detect the example, unless the starting state quickly</text:p>
      <text:p text:style-name="Standard"><text:soft-page-break/>transitions to the state where the HT activates. Trying to stumble upon such a “close” state by picking a concrete state from simulation or starting from a reset state is highly unlikely to succeed, since the HT could be designed with an arbitrary activation sequence that is not known a priori.</text:p>
      <text:p text:style-name="Standard">To overcome this major challenge, we extend Symbolic QED so that it</text:p>
      <text:p text:style-name="Standard">is now capable of starting from a symbolic (instead of concrete) starting</text:p>
      <text:p text:style-name="Standard">state (i.e., we give the BMC tool the ability to choose an arbitrary starting</text:p>
      <text:p text:style-name="Standard">state). As explained in the next paragraph, BMC from a symbolic starting</text:p>
      <text:p text:style-name="Standard">state can be highly challenging. Our approach overcomes the associated</text:p>
      <text:p text:style-name="Standard">challenges and allows us to start BMC-based Symbolic QED from states</text:p>
      <text:p text:style-name="Standard">that would otherwise require very deep BMC runs that aren’t supported by</text:p>
      <text:p text:style-name="Standard">current formal tools. As a result, even logic bugs that require very long</text:p>
      <text:p text:style-name="Standard">activation sequences can be detected, by applying a very short sequence</text:p>
      <text:p text:style-name="Standard">of instructions after starting from a “close” state. Of course, we can also</text:p>
      <text:p text:style-name="Standard">detect the motivating HT example within minutes as well.</text:p>
      <text:p text:style-name="Standard">Existing BMC-based pre-silicon verification techniques (including</text:p>
      <text:p text:style-name="Standard">existing Symbolic QED) face the following challenge when used in</text:p>
      <text:p text:style-name="Standard">conjunction with symbolic starting states: BMC needs a property to check</text:p>
      <text:p text:style-name="Standard">along with property-specific constraints (assumptions made by the BMC</text:p>
      <text:p text:style-name="Standard">tool about the design) on the symbolic starting state. These constraints are</text:p>
      <text:p text:style-name="Standard">necessary to prevent the BMC tool from producing spurious counterexamples (false positives) for the property it checks. If the BMC tool</text:p>
      <text:p text:style-name="Standard">selects a starting state that is not reachable from the set of all valid reset</text:p>
      <text:p text:style-name="Standard">states of the system using a valid sequence of instructions, a false positive</text:p>
      <text:p text:style-name="Standard">might occur. For example, assume that each word in a memory is protected</text:p>
      <text:p text:style-name="Standard">with a single even parity bit. Assume that a BMC tool is asked to check</text:p>
      <text:p text:style-name="Standard">the following property: for any sequence of reads and writes to the</text:p>
      <text:p text:style-name="Standard">memory, the parity bits remain consistent with the data. If the starting state</text:p>
      <text:p text:style-name="Standard">of the design is not constrained, the BMC tool can initialize the memory</text:p>
      <text:p text:style-name="Standard">to contain an all-zero word with a ‘1’ for the parity bit, read from this</text:p>
      <text:p text:style-name="Standard">memory location, and report this spurious counterexample (which is a</text:p>
      <text:p text:style-name="Standard">false positive). Traditional techniques therefore rely on the verification</text:p>
      <text:p text:style-name="Standard">engineer to manually write constraints to rule out such false positives,</text:p>
      <text:p text:style-name="Standard">which can be extremely time-consuming for large designs with many</text:p>
      <text:p text:style-name="Standard">complex properties.</text:p>
      <text:p text:style-name="Standard">This paper overcomes the above challenge by: i) defining QED</text:p>
      <text:p text:style-name="Standard">constraints: sufficient constraints to ensure false positives do not occur</text:p>
      <text:p text:style-name="Standard">when using Symbolic QED with symbolic starting states in a single</text:p>
      <text:p text:style-name="Standard">processor core; and ii) introducing QED recorders, which observe a small</text:p>
      <text:p text:style-name="Standard">subset of internal signals within the processor, and make sure the QED</text:p>
      <text:p text:style-name="Standard">constraints are satisfied. QED recorders are used in pre-silicon verification</text:p>
      <text:p text:style-name="Standard">only. They do not incur area overhead for the final design.</text:p>
      <text:p text:style-name="Standard">The following are some of the key experimental results that we report:</text:p>
      <text:p text:style-name="Standard">1) We automatically, correctly, and quickly (within 1 minute) detected</text:p>
      <text:p text:style-name="Standard">several real logic bugs that were previously unknown in an open-source</text:p>
      <text:p text:style-name="Standard">superscalar RISC-V core [Ridecore1].</text:p>
      <text:p text:style-name="Standard">2) We automatically, correctly, and quickly (within 25 seconds for an inorder core; 18 minutes for a superscalar core) detected 100% of</text:p>
      <text:p text:style-name="Standard">hundreds of simulated logic bugs, representing a wide variety of</text:p>
      <text:p text:style-name="Standard">“difficult” scenarios (see Appendix A) that occurred in various</text:p>
      <text:p text:style-name="Standard">commercial designs.</text:p>
      <text:p text:style-name="Standard">3) We automatically, correctly, and quickly (within 5 minutes for an inorder core; 2 hours for a superscalar core) detected 100% of hundreds</text:p>
      <text:p text:style-name="Standard"><text:soft-page-break/>of simulated Hardware Trojans, representing a wide variety of scenarios</text:p>
      <text:p text:style-name="Standard">(see Appendix A) from research literature. In contrast, Symbolic QED</text:p>
      <text:p text:style-name="Standard">with a concrete starting state detected only 9% of these HTs.</text:p>
      <text:p text:style-name="Standard">4) We automatically, correctly, and quickly (within 2.5 hours) detected</text:p>
      <text:p text:style-name="Standard">97.9% of a family of “extremal” bugs (randomly-generated precondition-based bugs which require ~100,000 activation instructions</text:p>
      <text:p text:style-name="Standard">taken from random test programs) in a superscalar core. In contrast,</text:p>
      <text:p text:style-name="Standard">Symbolic QED with a concrete starting state detected 0% of these bugs.</text:p>
      <text:p text:style-name="Standard">This work builds on previous work on Symbolic QED with symbolic</text:p>
      <text:p text:style-name="Standard">initial states [Fadiheh 18]. More discussion is provided in Appendix B.3.</text:p>
      <text:p text:style-name="Standard">The following are some of the important features of our technique</text:p>
      <text:p text:style-name="Standard">1) It is highly effective for detecting both logic bugs and HTs (despite long</text:p>
      <text:p text:style-name="Standard">activation sequences) during pre-silicon verification of in-order and</text:p>
      <text:p text:style-name="Standard">superscalar cores, as demonstrated by our results.</text:p>
      <text:p text:style-name="Standard"/>
      <text:p text:style-name="Standard"/>
      <text:p text:style-name="P1">2) It does not require the verification engineer to manually craft designspecific assertions to find logic bugs or HTs.</text:p>
      <text:p text:style-name="Standard">3) No false positives, as demonstrated by our results.</text:p>
      <text:p text:style-name="Standard">4) It does not require a “golden” model or simulation data of the design</text:p>
      <text:p text:style-name="Standard">under test for detection of logic bugs and/or HTs.</text:p>
      <text:p text:style-name="Standard">5) Its effectiveness does not depend on the way HTs are designed, i.e., our</text:p>
      <text:p text:style-name="Standard">method is HT-design agnostic.</text:p>
      <text:p text:style-name="Standard">The rest of the paper is organized as follows. Sec. 2 describes how we</text:p>
      <text:p text:style-name="Standard">extend Symbolic QED with symbolic starting states. Results are presented</text:p>
      <text:p text:style-name="Standard">in Sec. 3, followed by related work in Sec. 4. Sec. 5 concludes.</text:p>
      <text:p text:style-name="Standard">Appendix A presents a classification of bugs and HTs. Appendix B</text:p>
      <text:p text:style-name="Standard">provides background and a survey of earlier QED works, and introduces a</text:p>
      <text:p text:style-name="Standard">new QED module (a small block used only during pre-silicon verification</text:p>
      <text:p text:style-name="Standard">of the design, that allows the BMC tool to pass Symbolic QED instructions</text:p>
      <text:p text:style-name="Standard">to the processor core), used in our experiments in this paper. Appendix C</text:p>
      <text:p text:style-name="Standard">of [Extended 18] explains our assumptions about how bug-free designs</text:p>
      <text:p text:style-name="Standard">operate, and Appendix D of [Extended 18] provides details on how the</text:p>
      <text:p text:style-name="Standard">QED constraints are specified to the formal tool.</text:p>
      <text:p text:style-name="Standard"/>
      <text:p text:style-name="Standard">2. Extending Symbolic QED with Symbolic Starting States</text:p>
      <text:p text:style-name="Standard">In this section, we discuss how Symbolic QED [Singh 18] is extended</text:p>
      <text:p text:style-name="Standard">with symbolic starting states (background on QED and Symbolic QED is</text:p>
      <text:p text:style-name="Standard">given in Appendix B). As stated in the introduction, the main challenge</text:p>
      <text:p text:style-name="Standard">with symbolic starting states is that of false positives: the BMC tool might</text:p>
      <text:p text:style-name="Standard">select a starting state that is not reachable from the set of all valid reset</text:p>
      <text:p text:style-name="Standard">states using a valid sequence of events (instructions) that could lead to a</text:p>
      <text:p text:style-name="Standard">false positive. To avoid false positives, we define a set of constraints</text:p>
      <text:p text:style-name="Standard">(called QED constraints) on the symbolic starting state (see Sec. 2.1). To</text:p>
      <text:p text:style-name="Standard">implement these QED constraints, we introduce QED recorders,</text:p>
      <text:p text:style-name="Standard">additional hardware modules (used only during pre-silicon verification—</text:p>
      <text:p text:style-name="Standard">they do not contribute area to the final design) that record a small subset</text:p>
      <text:p text:style-name="Standard">of internal logic values of the processor core and check that the QED</text:p>
      <text:p text:style-name="Standard">constraints are satisfied (see Sec 2.2). The inputs and steps compared with</text:p>
      <text:p text:style-name="Standard">Symbolic QED without symbolic starting states is shown in Fig. 1.</text:p>
      <text:p text:style-name="Standard">Core Design</text:p>
      <text:p text:style-name="Standard"/>
      <text:p text:style-name="Standard">Design Phase</text:p>
      <text:p text:style-name="Standard"/>
      <text:p text:style-name="Standard">QED Module</text:p>
      <text:p text:style-name="Standard"/>
      <text:p text:style-name="Standard">Core Design</text:p>
      <text:p text:style-name="Standard"/>
      <text:p text:style-name="Standard">QED Module</text:p>
      <text:p text:style-name="Standard"/>
      <text:p text:style-name="Standard">Connect Modules</text:p>
      <text:p text:style-name="Standard">For Verification</text:p>
      <text:p text:style-name="Standard"/>
      <text:p text:style-name="Standard">Connect Modules</text:p>
      <text:p text:style-name="Standard">For Verification</text:p>
      <text:p text:style-name="Standard"/>
      <text:p text:style-name="Standard">Concrete Starting</text:p>
      <text:p text:style-name="Standard">Run</text:p>
      <text:p text:style-name="Standard"><text:soft-page-break/>State</text:p>
      <text:p text:style-name="Standard">Symbolic QED</text:p>
      <text:p text:style-name="Standard"/>
      <text:p text:style-name="Standard">Run</text:p>
      <text:p text:style-name="Standard">Symbolic QED</text:p>
      <text:p text:style-name="Standard"/>
      <text:p text:style-name="Standard">QED Property</text:p>
      <text:p text:style-name="Standard">Failure</text:p>
      <text:p text:style-name="Standard"/>
      <text:p text:style-name="Standard">QED Property</text:p>
      <text:p text:style-name="Standard">Failure</text:p>
      <text:p text:style-name="Standard"/>
      <text:p text:style-name="Standard">Bug Found</text:p>
      <text:p text:style-name="Standard"/>
      <text:p text:style-name="Standard">Bug Found</text:p>
      <text:p text:style-name="Standard"/>
      <text:p text:style-name="Standard">(a)</text:p>
      <text:p text:style-name="Standard"/>
      <text:p text:style-name="Standard">(b)</text:p>
      <text:p text:style-name="Standard"/>
      <text:p text:style-name="Standard">QED Recorders</text:p>
      <text:p text:style-name="Standard"/>
      <text:p text:style-name="Standard">QED Constraints</text:p>
      <text:p text:style-name="Standard"/>
      <text:p text:style-name="Standard">Formal Analysis</text:p>
      <text:p text:style-name="Standard"/>
      <text:p text:style-name="Standard">Symbolic Starting</text:p>
      <text:p text:style-name="Standard">State</text:p>
      <text:p text:style-name="Standard"/>
      <text:p text:style-name="Standard">Fig. 1. (a) Symbolic QED inputs and steps without symbolic starting states, and (b)</text:p>
      <text:p text:style-name="Standard">Symbolic QED inputs and steps with symbolic starting states.</text:p>
      <text:p text:style-name="Standard"/>
      <text:p text:style-name="Standard">2.1. QED Constraints</text:p>
      <text:p text:style-name="Standard">We first define some terminology which we use in the constraint</text:p>
      <text:p text:style-name="Standard">definitions: i) Symbolic In-Flight (SIF) “instructions”: symbols (i.e., state</text:p>
      <text:p text:style-name="Standard">bits), chosen by the BMC tool as part of the symbolic starting state,</text:p>
      <text:p text:style-name="Standard">corresponding to values stored in the (microarchitectural) flip-flops within</text:p>
      <text:p text:style-name="Standard">the pipeline that hold instructions during normal operation. During normal</text:p>
      <text:p text:style-name="Standard">operation, these flip-flops are populated by an instruction passing through</text:p>
      <text:p text:style-name="Standard">the core1; ii) Symbolic QED instructions: symbols which represent the</text:p>
      <text:p text:style-name="Standard">instructions that form the bug trace (which is part of the counter-example,</text:p>
      <text:p text:style-name="Standard">along with the starting state that BMC assigns) generated by the BMC tool;</text:p>
      <text:p text:style-name="Standard">iii) T": the point in time when all SIF instructions commit (i.e., write to</text:p>
      <text:p text:style-name="Standard">architectural state). It is determined by the BMC tool; and iv) Symbolic</text:p>
      <text:p text:style-name="Standard">QED operand data: symbols representing the operand2 data (an operand</text:p>
      <text:p text:style-name="Standard">can be either an architectural register or a memory location) of dispatched</text:p>
      <text:p text:style-name="Standard">Symbolic QED instructions (dispatched before T")</text:p>
      <text:p text:style-name="Standard">Fig. 2 illustrates these definitions for a three-stage in-order pipeline.</text:p>
      <text:p text:style-name="Standard">When the formal analysis begins, there are up to three SIF instructions,</text:p>
      <text:p text:style-name="Standard">and all commit by time T". The first Symbolic QED instruction</text:p>
      <text:p text:style-name="Standard"/>
      <text:p text:style-name="Standard">(R1=R1+5) is fetched into the pipeline, and its Symbolic QED operand</text:p>
      <text:p text:style-name="Standard"><text:soft-page-break/>data is available after it passes through the Dispatch stage.</text:p>
      <text:p text:style-name="Standard">Now, the QED constraints are given as follows (see Appendix D of</text:p>
      <text:p text:style-name="Standard">[Extended 18] for more details on how each constraint is enforced):</text:p>
      <text:p text:style-name="Standard">Constraint C-1: At T", All SIF instructions have committed (i.e., no SIF</text:p>
      <text:p text:style-name="Standard">instruction can write to the architectural state after T"), while all Symbolic</text:p>
      <text:p text:style-name="Standard">QED instructions commit after T".</text:p>
      <text:p text:style-name="Standard">Constraint C-2: At T", the architectural state is QED consistent (see</text:p>
      <text:p text:style-name="Standard">Appendix B for definition). Further, nothing but a Symbolic QED</text:p>
      <text:p text:style-name="Standard">instruction can write to architectural state after T" (e.g., any test mode such</text:p>
      <text:p text:style-name="Standard">as scan that can directly write to registers must be disabled).</text:p>
      <text:p text:style-name="Standard">Constraint C-3: All the operand data for each Symbolic QED instruction</text:p>
      <text:p text:style-name="Standard">I, must have one of the following properties:</text:p>
      <text:p text:style-name="Standard">i) if the operand data is available (i.e., I has already read data for this</text:p>
      <text:p text:style-name="Standard">operand) then this data must match the corresponding register/memory</text:p>
      <text:p text:style-name="Standard">location (i.e., source operand location) data at T".</text:p>
      <text:p text:style-name="Standard">ii)3 if the operand data is not available at T", then I is waiting for the</text:p>
      <text:p text:style-name="Standard">result of an earlier Symbolic QED instruction for this operand data.</text:p>
      <text:p text:style-name="Standard">Pipeline stages</text:p>
      <text:p text:style-name="Standard"/>
      <text:p text:style-name="Standard">Fetch</text:p>
      <text:p text:style-name="Standard"/>
      <text:p text:style-name="Standard">Dispatch/EX</text:p>
      <text:p text:style-name="Standard"/>
      <text:p text:style-name="Standard">Commit</text:p>
      <text:p text:style-name="Standard"/>
      <text:p text:style-name="Standard">Initialization</text:p>
      <text:p text:style-name="Standard"/>
      <text:p text:style-name="Standard">SIF_Inst_3</text:p>
      <text:p text:style-name="Standard"/>
      <text:p text:style-name="Standard">SIF_Inst_2</text:p>
      <text:p text:style-name="Standard"/>
      <text:p text:style-name="Standard">SIF_Inst_1</text:p>
      <text:p text:style-name="Standard"/>
      <text:p text:style-name="Standard">R1 = 3, R17 = 2</text:p>
      <text:p text:style-name="Standard"/>
      <text:p text:style-name="Standard">Cycle 1</text:p>
      <text:p text:style-name="Standard"/>
      <text:p text:style-name="Standard">R1=R1+5</text:p>
      <text:p text:style-name="Standard"/>
      <text:p text:style-name="Standard">SIF_Inst_3</text:p>
      <text:p text:style-name="Standard"/>
      <text:p text:style-name="Standard">SIF_Inst_2</text:p>
      <text:p text:style-name="Standard"/>
      <text:p text:style-name="Standard">R1 = 2, R17 = 2</text:p>
      <text:p text:style-name="Standard"/>
      <text:p text:style-name="Standard">Cycle 2</text:p>
      <text:p text:style-name="Standard"/>
      <text:p text:style-name="Standard">R1=R1-2</text:p>
      <text:p text:style-name="Standard"/>
      <text:p text:style-name="Standard">R1=2+5</text:p>
      <text:p text:style-name="Standard"/>
      <text:p text:style-name="Standard">SIF_Inst_3</text:p>
      <text:p text:style-name="Standard"><text:soft-page-break/></text:p>
      <text:p text:style-name="Standard">R1 = 2, R17 = 2</text:p>
      <text:p text:style-name="Standard"/>
      <text:p text:style-name="Standard">Cycle 3 (!" )</text:p>
      <text:p text:style-name="Standard">SIF complete,</text:p>
      <text:p text:style-name="Standard">QED-consistent</text:p>
      <text:p text:style-name="Standard"/>
      <text:p text:style-name="Standard">R17=R17+5</text:p>
      <text:p text:style-name="Standard"/>
      <text:p text:style-name="Standard">R1=7-2</text:p>
      <text:p text:style-name="Standard"/>
      <text:p text:style-name="Standard">R1=7</text:p>
      <text:p text:style-name="Standard"/>
      <text:p text:style-name="Standard">R1 = 2, R17 = 2</text:p>
      <text:p text:style-name="Standard"/>
      <text:p text:style-name="Standard">R17=R17-2</text:p>
      <text:p text:style-name="Standard"/>
      <text:p text:style-name="Standard">R17=2+5</text:p>
      <text:p text:style-name="Standard"/>
      <text:p text:style-name="Standard">R1=5</text:p>
      <text:p text:style-name="Standard"/>
      <text:p text:style-name="Standard">R1 = 7, R17 = 2</text:p>
      <text:p text:style-name="Standard"/>
      <text:p text:style-name="Standard">Cycle 4</text:p>
      <text:p text:style-name="Standard"/>
      <text:p text:style-name="Standard">Time</text:p>
      <text:p text:style-name="Standard"/>
      <text:p text:style-name="Standard">State</text:p>
      <text:p text:style-name="Standard"/>
      <text:p text:style-name="Standard">…</text:p>
      <text:p text:style-name="Standard"/>
      <text:p text:style-name="Standard">Fig. 2. Example timing diagram for a three-stage in-order pipeline satisfying all</text:p>
      <text:p text:style-name="Standard">QED constraints. SIF instructions commit by Tc, before all QED instructions.</text:p>
      <text:p text:style-name="Standard"/>
      <text:p text:style-name="Standard">The QED constraints form a sufficient condition to ensure no false</text:p>
      <text:p text:style-name="Standard">positives, given that any bug-free design satisfies two assumptions after</text:p>
      <text:p text:style-name="Standard">T". These two assumptions are detailed and justified in Appendix C of</text:p>
      <text:p text:style-name="Standard">[Extended 18]. Details on specifying QED constraints to the formal tool</text:p>
      <text:p text:style-name="Standard">are given in Appendix D of [Extended 18].</text:p>
      <text:p text:style-name="Standard">Importantly, these same QED constraints do not prevent false positives</text:p>
      <text:p text:style-name="Standard">for general property checking using BMC. For example, let a processor</text:p>
      <text:p text:style-name="Standard">core start at a state where the Exception Program Counter (EPC) is</text:p>
      <text:p text:style-name="Standard">misaligned, the current PC is within an exception handling routine, and</text:p>
      <text:p text:style-name="Standard">there are only NOP instructions in the pipeline. This is an unreachable</text:p>
      <text:p text:style-name="Standard">state for processors with strict alignment rules (e.g., MIPS). It makes sense</text:p>
      <text:p text:style-name="Standard">to check the property that the EPC is aligned, since returning to a</text:p>
      <text:p text:style-name="Standard">misaligned address can cause a fault. Even at Tc, when the NOP sequence</text:p>
      <text:p text:style-name="Standard">is finished, this EPC is still be misaligned, causing a false positive.</text:p>
      <text:p text:style-name="Standard">When using the constraints with Symbolic QED though, we do not get</text:p>
      <text:p text:style-name="Standard">such a false positive. This is because the exception handling routine will</text:p>
      <text:p text:style-name="Standard">be filled by valid QED tests, and any time we assert a QED check, it should</text:p>
      <text:p text:style-name="Standard">not fail unless there is a bug in the design. Even if the core returns to the</text:p>
      <text:p text:style-name="Standard"><text:soft-page-break/>misaligned address, the processor may fault, but no QED check fails.</text:p>
      <text:p text:style-name="Standard"/>
      <text:p text:style-name="Standard">2.2. QED Recorders</text:p>
      <text:p text:style-name="Standard">Here we discuss QED recorders, which are used to record semantic</text:p>
      <text:p text:style-name="Standard">information (about T" and Symbolic QED operands) so that we can specify</text:p>
      <text:p text:style-name="Standard">the QED constraints to the BMC tool (explained in Appendix D of</text:p>
      <text:p text:style-name="Standard">[Extended 18]). For ease of understanding, we take a core with single</text:p>
      <text:p text:style-name="Standard">instruction fetch, and a 5-stage in-order pipeline as a running example in</text:p>
      <text:p text:style-name="Standard">Sec. 2.2 and Appendix D of [Extended 18], but we also explain how the</text:p>
      <text:p text:style-name="Standard">technique was extended to a superscalar core. In Sec. 3, we present results</text:p>
      <text:p text:style-name="Standard">for both an in-order core and a superscalar core, emphasizing that the</text:p>
      <text:p text:style-name="Standard">technique is not limited to only a certain type of core.</text:p>
      <text:p text:style-name="Standard"/>
      <text:p text:style-name="Standard">2.2.1. Recorder for TC</text:p>
      <text:p text:style-name="Standard">2</text:p>
      <text:p text:style-name="Standard"/>
      <text:p text:style-name="Standard"/>
      <text:p text:style-name="P1">Fig. 3. Pseudocode for TC recorder.</text:p>
      <text:p text:style-name="Standard"/>
      <text:p text:style-name="Standard">2.2.2. Recorder for Symbolic QED Operands</text:p>
      <text:p text:style-name="Standard"/>
      <text:p text:style-name="Standard">Like T", we cannot statically determine Symbolic QED operands, as</text:p>
      <text:p text:style-name="Standard">they depend on the starting state. In a Symbolic QED instruction, an</text:p>
      <text:p text:style-name="Standard">operand can either be a register or a memory location. The Symbolic QED</text:p>
      <text:p text:style-name="Standard">operand recorder stores information for both cases. Specifics of the</text:p>
      <text:p text:style-name="Standard">Symbolic QED operand recorder for a 5-stage, single-fetch, in-order</text:p>
      <text:p text:style-name="Standard">pipeline</text:p>
      <text:p text:style-name="Standard">is</text:p>
      <text:p text:style-name="Standard">given</text:p>
      <text:p text:style-name="Standard">in</text:p>
      <text:p text:style-name="Standard">Fig.</text:p>
      <text:p text:style-name="Standard">4.</text:p>
      <text:p text:style-name="Standard">INPUT: src1_valid, src1_addr, src1_data, src2_valid, src2_addr, src2_data, mem_valid,</text:p>
      <text:p text:style-name="Standard">mem_addr, mem_data, mode</text:p>
      <text:p text:style-name="Standard">OUTPUT: src1_buffer, src2_buffer, mem_buffer</text:p>
      <text:p text:style-name="Standard">// initialization</text:p>
      <text:p text:style-name="Standard">src1_buffer ¬ empty_buffer; src2_buffer ¬ empty_buffer;</text:p>
      <text:p text:style-name="Standard">mem_buffer ¬ empty_buffer;</text:p>
      <text:p text:style-name="Standard">// end initialization</text:p>
      <text:p text:style-name="Standard">if (mode != S0) &amp;&amp; (mode != S1) &amp;&amp; (src1_valid || src2_valid) then</text:p>
      <text:p text:style-name="Standard">if (src1_valid) then</text:p>
      <text:p text:style-name="Standard">src1_buffer.add_entry(src1_addr, src1_data);</text:p>
      <text:p text:style-name="Standard">end if</text:p>
      <text:p text:style-name="Standard">if (src2_valid) then</text:p>
      <text:p text:style-name="Standard">src2_buffer.add_entry(src2_addr, src2_data);</text:p>
      <text:p text:style-name="Standard">end if</text:p>
      <text:p text:style-name="Standard">end if</text:p>
      <text:p text:style-name="Standard">if ((mode == S3) || (mode == S4)) &amp;&amp; (mem_valid) then</text:p>
      <text:p text:style-name="Standard">mem_buffer.add_entry(mem_addr, mem_data);</text:p>
      <text:p text:style-name="Standard">end if</text:p>
      <text:p text:style-name="Standard"/>
      <text:p text:style-name="Standard">Fig. 4. Pseudocode for Symbolic QED operand recorder.</text:p>
      <text:p text:style-name="Standard"/>
      <text:p text:style-name="Standard">Inputs are: 1) *_valid, which is high when addr and data lines are valid;</text:p>
      <text:p text:style-name="Standard">2) *_addr, which gives register/memory address of an operand; 3) *_data,</text:p>
      <text:p text:style-name="Standard">which gives operand data; 4) mode, which gives the state of the T"</text:p>
      <text:p text:style-name="Standard">recorder, as given in Fig. 3. Output *_buffer simply gives all Symbolic</text:p>
      <text:p text:style-name="Standard">QED operands and their respective values. Initially all buffers are empty.</text:p>
      <text:p text:style-name="Standard">As we only care about Symbolic QED operands, we only store the</text:p>
      <text:p text:style-name="Standard">information for these operands in buffers i.e., we do not store operand</text:p>
      <text:p text:style-name="Standard">information of any SIF instruction. This is made sure by conditioning, the</text:p>
      <text:p text:style-name="Standard"/>
      <text:p text:style-name="Standard">3. Results</text:p>
      <text:p text:style-name="Standard">We demonstrate the effectiveness of Symbolic QED with symbolic</text:p>
      <text:p text:style-name="Standard">starting states on two open-source RISC-V processor cores. The two</text:p>
      <text:p text:style-name="Standard">processor cores are: i) V-scale [Vscale], an in-order core designed for</text:p>
      <text:p text:style-name="Standard">embedded applications; and ii) RIDECORE [Ridecore1], a superscalar</text:p>
      <text:p text:style-name="Standard">core (2-way pipeline, 64 maximum instructions in-flight, 2 ALUs, 1</text:p>
      <text:p text:style-name="Standard">multiplier, 1 load/store unit) designed for high performance applications.</text:p>
      <text:p text:style-name="Standard"><text:soft-page-break/>For BMC, we used the Questa Formal tool (version 10.5c) from Mentor</text:p>
      <text:p text:style-name="Standard">Graphics on an AMD Opteron 6438 with 128GB of RAM. For each core,</text:p>
      <text:p text:style-name="Standard">we instrumented the QED module (given in Appendix B.4) along with</text:p>
      <text:p text:style-name="Standard">appropriate QED recorders in the design and specified the QED</text:p>
      <text:p text:style-name="Standard">constraints as discussed in Sec. 2.1 and 2.2. We simulated “long” logic</text:p>
      <text:p text:style-name="Standard">bugs, which are harder (i.e., requiring very long activation sequences)</text:p>
      <text:p text:style-name="Standard">versions of “difficult” logic bug scenarios that occurred in various</text:p>
      <text:p text:style-name="Standard">commercial SoCs [Singh 18]. These scenarios are given in Appendix A.</text:p>
      <text:p text:style-name="Standard">Each bug is modeled as having two parts: i) activation criteria of the</text:p>
      <text:p text:style-name="Standard">bug (Table A.1.a), i.e., the conditions which need to be satisfied for the</text:p>
      <text:p text:style-name="Standard">bug to activate; and ii) effect of the bug once it is activated (Table A.1.b).</text:p>
      <text:p text:style-name="Standard">A bug scenario is formed by pairing one bug activation criterion (Table</text:p>
      <text:p text:style-name="Standard">A.1.a) with one bug effect (Table A.1.b). For our experiments, we</text:p>
      <text:p text:style-name="Standard">considered a whole range of values for the parameters in Table A.1, as</text:p>
      <text:p text:style-name="Standard">follows, N=Y={2,4,6,16,32,64,128,256}, R=X={2,4,6,…,30}. This</text:p>
      <text:p text:style-name="Standard">results in a total of 117 logic bugs in Vscale (Activation criterion A.1.a.5</text:p>
      <text:p text:style-name="Standard">is not possible with Vscale), and 120 logic bugs in RIDECORE. In Table</text:p>
      <text:p text:style-name="Standard">1, we present our findings.</text:p>
      <text:p text:style-name="Standard">Table 1. Results for injected “long” logic bugs and HTs. For bug</text:p>
      <text:p text:style-name="Standard">traces, we report the [minimum, average, maximum] length in instructions</text:p>
      <text:p text:style-name="Standard">and clock cycles. We also report [minimum, average, maximum] BMC</text:p>
      <text:p text:style-name="Standard">runtimes (time taken by BMC tool to find a counter-example).</text:p>
      <text:p text:style-name="Standard">Vscale</text:p>
      <text:p text:style-name="Standard"/>
      <text:p text:style-name="Standard">INPUT: fetch_ready, dispatch_ready, exec_ready, mem_ready</text:p>
      <text:p text:style-name="Standard">OUTPUT: SIF_complete, mode</text:p>
      <text:p text:style-name="Standard">// initialization</text:p>
      <text:p text:style-name="Standard">mode ¬ S0; SIF_complete ¬ false;</text:p>
      <text:p text:style-name="Standard">// end initialization</text:p>
      <text:p text:style-name="Standard">if (mode == S0) &amp;&amp; (fetch_ready) then</text:p>
      <text:p text:style-name="Standard">mode ¬ S1; SIF_complete ¬ false; // instruction completes fetch stage</text:p>
      <text:p text:style-name="Standard">end if</text:p>
      <text:p text:style-name="Standard">if (mode == S1) &amp;&amp; (dispatch_ready) then</text:p>
      <text:p text:style-name="Standard">mode ¬ S2; SIF_complete ¬ false; // instruction completes decode stage</text:p>
      <text:p text:style-name="Standard">end if</text:p>
      <text:p text:style-name="Standard">if (mode == S2) &amp;&amp; (exec_ready) then</text:p>
      <text:p text:style-name="Standard">mode ¬ S3; SIF_complete ¬ false; // instruction completes execute stage</text:p>
      <text:p text:style-name="Standard">end if</text:p>
      <text:p text:style-name="Standard">if (mode == S3) &amp;&amp; (mem_ready) then</text:p>
      <text:p text:style-name="Standard">mode ¬ S4; SIF_complete ¬ true; // instruction completes memory stage</text:p>
      <text:p text:style-name="Standard">end if</text:p>
      <text:p text:style-name="Standard"/>
      <text:p text:style-name="Standard">addition of new entries to buffers, on state of T" recorder i.e., mode (e.g.,</text:p>
      <text:p text:style-name="Standard">we do not add new entries to src1_buffer until all SIF instructions pass</text:p>
      <text:p text:style-name="Standard">through dispatch stage). Note that in Fig. 4, we assume that instructions</text:p>
      <text:p text:style-name="Standard">can only read at most two register values and one memory location per</text:p>
      <text:p text:style-name="Standard">cycle, but the idea can easily be extended to an arbitrary number of reads.</text:p>
      <text:p text:style-name="Standard">For a superscalar core, the idea given in Fig. 5 needs to be extended to</text:p>
      <text:p text:style-name="Standard">include Symbolic QED operands that are waiting on results of earlier</text:p>
      <text:p text:style-name="Standard">Symbolic QED instructions. This is done by tagging each operand as either</text:p>
      <text:p text:style-name="Standard">waiting or not inside the buffers. For a waiting operand, we also store the</text:p>
      <text:p text:style-name="Standard">instruction tag (ROB entry number) of the instruction it is waiting for. This</text:p>
      <text:p text:style-name="Standard"><text:soft-page-break/>waiting information is needed to specify Constraint C-3 for a superscalar</text:p>
      <text:p text:style-name="Standard">core. Further details are given in Appendix D of [Extended 18].</text:p>
      <text:p text:style-name="Standard"/>
      <text:p text:style-name="Standard">RIDE</text:p>
      <text:p text:style-name="Standard">CORE</text:p>
      <text:p text:style-name="Standard"/>
      <text:p text:style-name="Standard">As T" depends on the starting state chosen by the BMC tool, it cannot</text:p>
      <text:p text:style-name="Standard">be statically determined before the formal analysis begins. So, we add a</text:p>
      <text:p text:style-name="Standard">recorder to the design which can give this information to the formal tool</text:p>
      <text:p text:style-name="Standard">dynamically (Symbolically). For an in-order core, T" can be determined</text:p>
      <text:p text:style-name="Standard">by simply tracking the progress of the first Symbolic QED instruction until</text:p>
      <text:p text:style-name="Standard">it reaches the commit stage (write-back stage) of the pipeline. At this point</text:p>
      <text:p text:style-name="Standard">in time, we can be sure that all SIF instructions have been committed, as</text:p>
      <text:p text:style-name="Standard">the pipeline is completely occupied by Symbolic QED instructions.</text:p>
      <text:p text:style-name="Standard">Specifics of the T" recorder for a 5-stage, single-fetch, in-order pipeline</text:p>
      <text:p text:style-name="Standard">is given in Fig. 3. Inputs are ready signals for all stages that precede the</text:p>
      <text:p text:style-name="Standard">commit stage (e.g., fetch_ready is high when the fetch stage is ready to</text:p>
      <text:p text:style-name="Standard">receive an instruction). The output SIF_complete is true when the first</text:p>
      <text:p text:style-name="Standard">Symbolic QED instruction goes through all pipeline stages and reaches the</text:p>
      <text:p text:style-name="Standard">commit stage. The output mode keeps track of progress made so far by the</text:p>
      <text:p text:style-name="Standard">Symbolic QED instruction (we later make use of this output in Sec. 2.2.2).</text:p>
      <text:p text:style-name="Standard">Note that this T" recorder for a 5-stage pipeline can be easily modified to</text:p>
      <text:p text:style-name="Standard">support in-order pipelines with an arbitrary number of stages.</text:p>
      <text:p text:style-name="Standard">For a superscalar core, the T" recorder is even simpler, and utilizes the</text:p>
      <text:p text:style-name="Standard">reorder buffer (ROB). The basic idea here is to mark the entry allocated in</text:p>
      <text:p text:style-name="Standard">the ROB for the first Symbolic QED instruction. After this, SIF_complete</text:p>
      <text:p text:style-name="Standard">is made true when the head pointer of ROB reaches the marked instruction.</text:p>
      <text:p text:style-name="Standard"/>
      <text:p text:style-name="Standard">Bug trace length (instructions)</text:p>
      <text:p text:style-name="Standard">Bug trace length (clock cycles)</text:p>
      <text:p text:style-name="Standard">Coverage</text:p>
      <text:p text:style-name="Standard">BMC runtime (seconds)</text:p>
      <text:p text:style-name="Standard">Bug trace length (instructions)</text:p>
      <text:p text:style-name="Standard">Bug trace length (clock cycles)</text:p>
      <text:p text:style-name="Standard">Coverage</text:p>
      <text:p text:style-name="Standard">BMC runtime (minutes)</text:p>
      <text:p text:style-name="Standard"/>
      <text:p text:style-name="Standard">“Long” Bugs</text:p>
      <text:p text:style-name="Standard">[2, 2, 3]</text:p>
      <text:p text:style-name="Standard">[5, 5, 6]</text:p>
      <text:p text:style-name="Standard">100%</text:p>
      <text:p text:style-name="Standard">[2, 4, 25]</text:p>
      <text:p text:style-name="Standard">[4, 4, 4]</text:p>
      <text:p text:style-name="Standard">[8, 8, 8]</text:p>
      <text:p text:style-name="Standard">100%</text:p>
      <text:p text:style-name="Standard">[7, 13, 18]</text:p>
      <text:p text:style-name="Standard"/>
      <text:p text:style-name="Standard">HTs</text:p>
      <text:p text:style-name="Standard">[2, 2, 3]</text:p>
      <text:p text:style-name="Standard">[5, 5, 6]</text:p>
      <text:p text:style-name="Standard">100%</text:p>
      <text:p text:style-name="Standard">[2, 11, 313]</text:p>
      <text:p text:style-name="Standard"><text:soft-page-break/>[4, 4, 4]</text:p>
      <text:p text:style-name="Standard">[8, 8, 8]</text:p>
      <text:p text:style-name="Standard">100%</text:p>
      <text:p text:style-name="Standard">[7, 20, 121]</text:p>
      <text:p text:style-name="Standard"/>
      <text:p text:style-name="Standard">Observation 1: Symbolic QED with symbolic starting states correctly</text:p>
      <text:p text:style-name="Standard">and automatically found all “long” logic bugs, in less than 30 mins,</text:p>
      <text:p text:style-name="Standard">without needing to write design-specific assertions or debugging false</text:p>
      <text:p text:style-name="Standard">positives. It found bug scenarios with long activation sequences where</text:p>
      <text:p text:style-name="Standard">traditional BMC methods fail due to small BMC proof bounds.</text:p>
      <text:p text:style-name="Standard">We also simulated a variety of Hardware Trojan scenarios found in the</text:p>
      <text:p text:style-name="Standard">literature. These scenarios are given in Table A.2. Table A.2.a gives HT</text:p>
      <text:p text:style-name="Standard">activation scenarios, which are chosen to capture all the different HT</text:p>
      <text:p text:style-name="Standard">triggering mechanisms given in the Trust-Hub benchmarks [Salmani 13],</text:p>
      <text:p text:style-name="Standard">while Table A.2.b gives various effects an HT can have on the executing</text:p>
      <text:p text:style-name="Standard">instructions upon activation. Additionally, Table A.2.c, presents the three</text:p>
      <text:p text:style-name="Standard">HT implementation techniques which are commonly used to inject HTs in</text:p>
      <text:p text:style-name="Standard">designs [Rajendran 15]. These techniques are used to design stealthy HTs</text:p>
      <text:p text:style-name="Standard">to evade common detection techniques (e.g., HTs designed using</text:p>
      <text:p text:style-name="Standard">methodology in [Zhang 13a] are known to evade detection techniques</text:p>
      <text:p text:style-name="Standard">based on UCI [Hicks 10] and coverage metrics [Hicks 10, Zhang 11]). A</text:p>
      <text:p text:style-name="Standard">HT scenario is formed by using one activation criteria (Table A.2.a) with</text:p>
      <text:p text:style-name="Standard">3</text:p>
      <text:p text:style-name="Standard"/>
      <text:p text:style-name="Standard"/>
      <text:p text:style-name="P1">one bug effect (Table A.2.b), along with following an appropriate design</text:p>
      <text:p text:style-name="Standard">strategy (Table A.2.c). We used a range of values for the HT scenario</text:p>
      <text:p text:style-name="Standard">parameters, given in Table A.2, N = {2, 4, 8, 16, 32, 64, 128, 256}, M1 =</text:p>
      <text:p text:style-name="Standard">32, 𝑋1 = 𝑋3 = {128, 256}, M3 = 64, resulting in 156 HT scenarios in</text:p>
      <text:p text:style-name="Standard">Vscale (bug effect A.2.b.5, is not possible with Vscale) and 195 HT</text:p>
      <text:p text:style-name="Standard">scenarios in RIDECORE. The parameter values are chosen such that the</text:p>
      <text:p text:style-name="Standard">HT activation is extremely rare and are similar, or higher (i.e., harder to</text:p>
      <text:p text:style-name="Standard">activate), than the values used in the benchmark Trojans of [Salmani 13].</text:p>
      <text:p text:style-name="Standard">Observation 2: Symbolic QED with Symbolic starting states correctly</text:p>
      <text:p text:style-name="Standard">and automatically found all HTs, in less than 2.5 hours, without needing</text:p>
      <text:p text:style-name="Standard">to write design-specific assertions or debug false positives. It found HT</text:p>
      <text:p text:style-name="Standard">scenarios where state-of-the-art HT detection techniques [Hicks 10,</text:p>
      <text:p text:style-name="Standard">Waksman 13, Zhang 11, Zhang 13b] are ineffective.</text:p>
      <text:p text:style-name="Standard">In addition to successfully finding all the above bugs and HTs, for</text:p>
      <text:p text:style-name="Standard">RIDECORE, Symbolic QED with symbolic starting states found three</text:p>
      <text:p text:style-name="Standard">previously unknown logic bugs in the design. The first bug was found in</text:p>
      <text:p text:style-name="Standard">under 30 mins, and it was localized to a specific reservation station entry.</text:p>
      <text:p text:style-name="Standard">After fixing this bug and rerunning Symbolic QED with symbolic starting</text:p>
      <text:p text:style-name="Standard">states, we found a second bug in the design, and then a third one after</text:p>
      <text:p text:style-name="Standard">fixing the previously found bug. Both these bugs were also localized to</text:p>
      <text:p text:style-name="Standard">the same reservation station entry in the reservation station (RS-m) of the</text:p>
      <text:p text:style-name="Standard">multiplier unit inside the core. All three discovered bug instances were</text:p>
      <text:p text:style-name="Standard">confirmed by RIDECORE designers [Ridecore2]. Details are in Table 2.</text:p>
      <text:p text:style-name="Standard">Importantly, these three bugs were not detected by running Symbolic</text:p>
      <text:p text:style-name="Standard">QED as in [Singh 18]. These bugs were detected because of the new QED</text:p>
      <text:p text:style-name="Standard">module introduced in this paper (see Appendix B.4). These bugs require</text:p>
      <text:p text:style-name="Standard">that two multiply instructions (one original and one duplicate) occur in</text:p>
      <text:p text:style-name="Standard">successive clock cycles to observe the bug effect. The QED module of</text:p>
      <text:p text:style-name="Standard">[Singh 18] is not sufficient due to a waiting period required (to achieve a</text:p>
      <text:p text:style-name="Standard">flushed pipeline state) between original and duplicate instructions. In</text:p>
      <text:p text:style-name="Standard">short, our new QED model improves the QED module of [Singh 18] (more</text:p>
      <text:p text:style-name="Standard">details are provided in Appendix B.4) by removing the pipeline flushing,</text:p>
      <text:p text:style-name="Standard">and allowing arbitrary interleaving between original and duplicate</text:p>
      <text:p text:style-name="Standard">instruction subsequences. All three bugs could still be detected with</text:p>
      <text:p text:style-name="Standard">Symbolic QED starting from a power-on reset state, if the new QED</text:p>
      <text:p text:style-name="Standard">module was used (i.e., they did not necessarily require a symbolic starting</text:p>
      <text:p text:style-name="Standard">state). In addition, the runtimes are significantly improved.</text:p>
      <text:p text:style-name="Standard">Table 2. Found bugs in RIDECORE. We report details on bug</text:p>
      <text:p text:style-name="Standard">activation and effect, along with BMC runtimes in minutes (with symbolic</text:p>
      <text:p text:style-name="Standard">starting states), and seconds (with concrete power-on reset starting state).</text:p>
      <text:p text:style-name="Standard">Bug Activation</text:p>
      <text:p text:style-name="Standard">All, but one (the</text:p>
      <text:p text:style-name="Standard">buggy entry) RS-m</text:p>
      <text:p text:style-name="Standard">entries are</text:p>
      <text:p text:style-name="Standard">occupied, and a</text:p>
      <text:p text:style-name="Standard">MULH6 instruction</text:p>
      <text:p text:style-name="Standard">is assigned to the</text:p>
      <text:p text:style-name="Standard">vacant entry.</text:p>
      <text:p text:style-name="Standard">All, but one (the</text:p>
      <text:p text:style-name="Standard">buggy entry), RS-m</text:p>
      <text:p text:style-name="Standard">entries are</text:p>
      <text:p text:style-name="Standard">occupied, and a</text:p>
      <text:p text:style-name="Standard"><text:soft-page-break/>MULH instruction is</text:p>
      <text:p text:style-name="Standard">assigned to the</text:p>
      <text:p text:style-name="Standard">vacant entry.</text:p>
      <text:p text:style-name="Standard">All, but one (the</text:p>
      <text:p text:style-name="Standard">buggy entry), RS-m</text:p>
      <text:p text:style-name="Standard">entries are</text:p>
      <text:p text:style-name="Standard">occupied, and a</text:p>
      <text:p text:style-name="Standard">MULHU7 instruction</text:p>
      <text:p text:style-name="Standard">is assigned to the</text:p>
      <text:p text:style-name="Standard">vacant entry.</text:p>
      <text:p text:style-name="Standard"/>
      <text:p text:style-name="Standard">1</text:p>
      <text:p text:style-name="Standard"/>
      <text:p text:style-name="Standard">Bug</text:p>
      <text:p text:style-name="Standard">Runtime</text:p>
      <text:p text:style-name="Standard">Effect</text:p>
      <text:p text:style-name="Standard">(Symbolic; mins)</text:p>
      <text:p text:style-name="Standard">First</text:p>
      <text:p text:style-name="Standard">25</text:p>
      <text:p text:style-name="Standard">source</text:p>
      <text:p text:style-name="Standard">operand</text:p>
      <text:p text:style-name="Standard">of the</text:p>
      <text:p text:style-name="Standard">MULH</text:p>
      <text:p text:style-name="Standard">instruction</text:p>
      <text:p text:style-name="Standard">corrupted</text:p>
      <text:p text:style-name="Standard">Second</text:p>
      <text:p text:style-name="Standard">61</text:p>
      <text:p text:style-name="Standard">source</text:p>
      <text:p text:style-name="Standard">operand</text:p>
      <text:p text:style-name="Standard">of MULH</text:p>
      <text:p text:style-name="Standard">instruction</text:p>
      <text:p text:style-name="Standard">corrupted</text:p>
      <text:p text:style-name="Standard"/>
      <text:p text:style-name="Standard">Runtime</text:p>
      <text:p text:style-name="Standard">(Concrete; secs)</text:p>
      <text:p text:style-name="Standard">63</text:p>
      <text:p text:style-name="Standard"/>
      <text:p text:style-name="Standard">Result of 64</text:p>
      <text:p text:style-name="Standard">the</text:p>
      <text:p text:style-name="Standard">MULHU</text:p>
      <text:p text:style-name="Standard">instruction</text:p>
      <text:p text:style-name="Standard">corrupted</text:p>
      <text:p text:style-name="Standard"/>
      <text:p text:style-name="Standard">93</text:p>
      <text:p text:style-name="Standard"/>
      <text:p text:style-name="Standard">69</text:p>
      <text:p text:style-name="Standard"/>
      <text:p text:style-name="Standard">The formal tool is free to choose any values for Symbols (state bits) associated with in-flight</text:p>
      <text:p text:style-name="Standard">instructions, including those which are not consistent with the logic driving those Symbols.</text:p>
      <text:p text:style-name="Standard">Thus, the values chosen for the symbols in a Symbolic in-flight “instruction” may or may not</text:p>
      <text:p text:style-name="Standard">constitute a valid in-flight instruction.</text:p>
      <text:p text:style-name="Standard">2</text:p>
      <text:p text:style-name="Standard"><text:soft-page-break/>Operands may come from either registers or memory locations. For register operands, the</text:p>
      <text:p text:style-name="Standard">dispatch stage is the register read stage, while for memory operands the “dispatch” stage is the</text:p>
      <text:p text:style-name="Standard">memory read stage.</text:p>
      <text:p text:style-name="Standard">3</text:p>
      <text:p text:style-name="Standard">This condition is required for out-of-order cores where there is a possibility that the Symbolic</text:p>
      <text:p text:style-name="Standard">QED operand may wait on a SIF instruction instead of a Symbolic QED instruction.</text:p>
      <text:p text:style-name="Standard"/>
      <text:p text:style-name="Standard">In addition to the bugs in RIDECORE, Symbolic QED confirmed two</text:p>
      <text:p text:style-name="Standard">bugs in Vscale, which were found by running Symbolic QED starting at a</text:p>
      <text:p text:style-name="Standard">concrete reset state in less than 40 seconds. The bugs were first discovered</text:p>
      <text:p text:style-name="Standard">by running S2QED [Fadiheh 18] (see Appendix B.3 for details) and</text:p>
      <text:p text:style-name="Standard">confirmed with the designers. These bugs are due to errors in the Vscale</text:p>
      <text:p text:style-name="Standard">implementation of the RISC-V privileged ISA [RISCVP], within specific</text:p>
      <text:p text:style-name="Standard">Control Status Registers (CSRs). Importantly, Vscale does not implement</text:p>
      <text:p text:style-name="Standard">shadows for CSRs. Thus, when testing these commands, we ensured</text:p>
      <text:p text:style-name="Standard">through the formal tool that a “duplicate” shadow was maintained in data</text:p>
      <text:p text:style-name="Standard">memory for each CSR register (otherwise the condition for Assumption-1</text:p>
      <text:p text:style-name="Standard">of Appendix C of [Extended 18] is not satisfied, even in a bug-free design).</text:p>
      <text:p text:style-name="Standard">The first bug occurs because two bits in the MIP register that cause an</text:p>
      <text:p text:style-name="Standard">interrupt every time they are set high in RISC-V implementations can be</text:p>
      <text:p text:style-name="Standard">overwritten in the Vscale implementation. After this bug was fixed, a</text:p>
      <text:p text:style-name="Standard">second bug was found which occurs when the lower two bits of the</text:p>
      <text:p text:style-name="Standard">MSTATUS register (which govern the privilege level of the design) are</text:p>
      <text:p text:style-name="Standard">set to illegal values. Details are provided in Table 3.</text:p>
      <text:p text:style-name="Standard">Table 3. Confirmed bugs in VSCALE. We report details on bug</text:p>
      <text:p text:style-name="Standard">activation and effect, and BMC runtimes in seconds. Runtimes are for</text:p>
      <text:p text:style-name="Standard">Symbolic QED with concrete, power-on reset starting state.</text:p>
      <text:p text:style-name="Standard">Bug Activation</text:p>
      <text:p text:style-name="Standard"/>
      <text:p text:style-name="Standard">Bug Effect</text:p>
      <text:p text:style-name="Standard"/>
      <text:p text:style-name="Standard">The value ‘1’ is written to specific bit</text:p>
      <text:p text:style-name="Standard">positions in the machine-interrupt CSR</text:p>
      <text:p text:style-name="Standard">MIP.</text:p>
      <text:p text:style-name="Standard"/>
      <text:p text:style-name="Standard">MTIMECMP register</text:p>
      <text:p text:style-name="Standard">corrupted; Causes</text:p>
      <text:p text:style-name="Standard">repeated interrupts.</text:p>
      <text:p text:style-name="Standard">Design enters</text:p>
      <text:p text:style-name="Standard">unspecified privilege</text:p>
      <text:p text:style-name="Standard">level; MEPC register</text:p>
      <text:p text:style-name="Standard">corrupted;</text:p>
      <text:p text:style-name="Standard"/>
      <text:p text:style-name="Standard">Any value with lower two bits set to ‘01’</text:p>
      <text:p text:style-name="Standard">or ‘10’ written to the machine-level CSR</text:p>
      <text:p text:style-name="Standard">MSTATUS.</text:p>
      <text:p text:style-name="Standard"/>
      <text:p text:style-name="Standard">BMC</text:p>
      <text:p text:style-name="Standard">Runtime</text:p>
      <text:p text:style-name="Standard">2s</text:p>
      <text:p text:style-name="Standard"/>
      <text:p text:style-name="Standard">33s</text:p>
      <text:p text:style-name="Standard"><text:soft-page-break/></text:p>
      <text:p text:style-name="Standard">We further tested the robustness of our technique on a family of</text:p>
      <text:p text:style-name="Standard">“extremal” bugs that are only triggered when the design reaches a specific</text:p>
      <text:p text:style-name="Standard">set of states. We implemented a bug injection framework that</text:p>
      <text:p text:style-name="Standard">automatically generates these “extremal” bugs by following these steps: i)</text:p>
      <text:p text:style-name="Standard">First it runs a specified test program on the design in simulation and stops</text:p>
      <text:p text:style-name="Standard">the simulation at a random point in time; ii) It runs a uniform random</text:p>
      <text:p text:style-name="Standard">sequence of 100 R-type, I-type, and Load/Store instructions; iii) Selects a</text:p>
      <text:p text:style-name="Standard">uniformly random subset of flip-flops from the set of all flip-flops in the</text:p>
      <text:p text:style-name="Standard">design and dumps their logic values in a file; and iv) Generates a bug (with</text:p>
      <text:p text:style-name="Standard">a pre-defined effect), which can be injected into the design, that is only</text:p>
      <text:p text:style-name="Standard">activated when the design reaches a state where all the selected flip flops</text:p>
      <text:p text:style-name="Standard">in step iii) have the values given by the state dumped in step iii). As the</text:p>
      <text:p text:style-name="Standard">sampling of the flip flops may represent a simulation state which can only</text:p>
      <text:p text:style-name="Standard">be reached by executing many instructions in simulation, the bugs</text:p>
      <text:p text:style-name="Standard">generated are expected to have very long activation sequences.</text:p>
      <text:p text:style-name="Standard">We implemented the above framework on top of the RIDECORE</text:p>
      <text:p text:style-name="Standard">simulation setup and we used a test program provided with the design</text:p>
      <text:p text:style-name="Standard">which does Matrix Multiply and takes over one million clock cycles to</text:p>
      <text:p text:style-name="Standard">complete (this is a normal test program, not a QED test). Using the</text:p>
      <text:p text:style-name="Standard">framework, we injected logic bugs with different activation criteria into</text:p>
      <text:p text:style-name="Standard">RIDECORE, having the bug effect given in Table A.1.b.3. We present our</text:p>
      <text:p text:style-name="Standard">results in Table 4. For generating these bugs, we randomly chose 180</text:p>
      <text:p text:style-name="Standard">simulation time points for our experiments, and the number of clock cycles</text:p>
      <text:p text:style-name="Standard">elapsed from the start of the program to each of these simulation time</text:p>
      <text:p text:style-name="Standard">points ranged from 26026 to 988159. For each simulation time point, we</text:p>
      <text:p text:style-name="Standard">generated 10 bugs by randomly selecting 128 flip flops from the</text:p>
      <text:p text:style-name="Standard">simulation dump 10 times, thereby resulting in a total of 1800 bugs.</text:p>
      <text:p text:style-name="Standard">We were able to find 1763 of the 1800 bugs which were injected into</text:p>
      <text:p text:style-name="Standard">the design, while Symbolic QED starting from a QED consistent reset state</text:p>
      <text:p text:style-name="Standard">was unable to detect even one of these 1800 bugs within 24 hours. In the</text:p>
      <text:p text:style-name="Standard">remaining cases, the BMC tool timed out after 24 hours, before generating</text:p>
      <text:p text:style-name="Standard">the bug trace. In Table 4, we do not consider these bugs as detected.</text:p>
      <text:p text:style-name="Standard">4</text:p>
      <text:p text:style-name="Standard"/>
      <text:p text:style-name="Standard">For e.g., if the first instruction in the QED test sequence is allocated ROB entry 10 and a SIF</text:p>
      <text:p text:style-name="Standard">instruction is chosen such that its ROB entry is 15. Note that this peculiar ROB allocation</text:p>
      <text:p text:style-name="Standard">should not happen in any of the reachable states of the processor, but this may happen when</text:p>
      <text:p text:style-name="Standard">we start from a Symbolic state, as we are not constraining the design to only start from</text:p>
      <text:p text:style-name="Standard">reachable states.</text:p>
      <text:p text:style-name="Standard">5</text:p>
      <text:p text:style-name="Standard">MULH is a signed multiply instruction selecting the upper half of the multiplier result.</text:p>
      <text:p text:style-name="Standard">6</text:p>
      <text:p text:style-name="Standard">MULHU is an unsigned multiply instruction selecting the upper half of the multiplier result.</text:p>
      <text:p text:style-name="Standard">4</text:p>
      <text:p text:style-name="Standard"/>
      <text:p text:style-name="Standard"/>
      <text:p text:style-name="P1">Importantly, Symbolic QED with a concrete starting state as in [Singh 18]</text:p>
      <text:p text:style-name="Standard">could not detect even one of these bugs, regardless of whether the QED</text:p>
      <text:p text:style-name="Standard">module of [Singh 18] or the new QED module of Appendix B.4 was used,</text:p>
      <text:p text:style-name="Standard">the power-on reset state was used as the starting state, or a concrete QEDconsistent starting state taken from a random QED test was used.</text:p>
      <text:p text:style-name="Standard">Table 4. Results for “extremal” logic bugs. For bug traces, we report</text:p>
      <text:p text:style-name="Standard">the [minimum, average, maximum] length in instructions and clock cycles.</text:p>
      <text:p text:style-name="Standard">We also report [minimum, average, maximum] BMC runtimes.</text:p>
      <text:p text:style-name="Standard">Bug trace length (instructions)</text:p>
      <text:p text:style-name="Standard">Bug trace length (clock cycles)</text:p>
      <text:p text:style-name="Standard">Coverage</text:p>
      <text:p text:style-name="Standard">BMC runtime (minutes)</text:p>
      <text:p text:style-name="Standard"/>
      <text:p text:style-name="Standard">“Extremal” Bugs</text:p>
      <text:p text:style-name="Standard">[4, 4, 4]</text:p>
      <text:p text:style-name="Standard">[8, 8, 8]</text:p>
      <text:p text:style-name="Standard">97.9%</text:p>
      <text:p text:style-name="Standard">[8, 33, 109]</text:p>
      <text:p text:style-name="Standard"/>
      <text:p text:style-name="Standard">Observation 4: Symbolic QED with symbolic starting states correctly</text:p>
      <text:p text:style-name="Standard">and automatically found most of the simulation state pre-condition-based</text:p>
      <text:p text:style-name="Standard">logic bugs and generated a bug trace in less than 3 hours.</text:p>
      <text:p text:style-name="Standard">Finally, we compare the bug/HT coverage achieved by using Symbolic</text:p>
      <text:p text:style-name="Standard">QED with a Symbolic starting state vs. Symbolic QED with concrete</text:p>
      <text:p text:style-name="Standard">starting state in Table 5. For all bug/HT scenarios for RIDECORE, we</text:p>
      <text:p text:style-name="Standard">present the efficacy of Symbolic QED starting from a power-on reset state.</text:p>
      <text:p text:style-name="Standard">Table 5. Comparison between Symbolic QED and Symbolic QED</text:p>
      <text:p text:style-name="Standard">with symbolic starting state in terms of bug coverage for RIDECORE.</text:p>
      <text:p text:style-name="Standard">Error type</text:p>
      <text:p text:style-name="Standard"/>
      <text:p text:style-name="Standard">Error</text:p>
      <text:p text:style-name="Standard">Count</text:p>
      <text:p text:style-name="Standard"/>
      <text:p text:style-name="Standard">Detected by</text:p>
      <text:p text:style-name="Standard">Symbolic QED</text:p>
      <text:p text:style-name="Standard"/>
      <text:p text:style-name="Standard">“Long” logic bugs</text:p>
      <text:p text:style-name="Standard">(Table 1)</text:p>
      <text:p text:style-name="Standard">HTs (Table 1)</text:p>
      <text:p text:style-name="Standard">“Extremal” bugs</text:p>
      <text:p text:style-name="Standard">(Table 4)</text:p>
      <text:p text:style-name="Standard">Total</text:p>
      <text:p text:style-name="Standard"/>
      <text:p text:style-name="Standard">120</text:p>
      <text:p text:style-name="Standard"/>
      <text:p text:style-name="Standard">6</text:p>
      <text:p text:style-name="Standard"/>
      <text:p text:style-name="Standard">Detected by Symbolic</text:p>
      <text:p text:style-name="Standard">QED with symbolic</text:p>
      <text:p text:style-name="Standard">starting state</text:p>
      <text:p text:style-name="Standard">120</text:p>
      <text:p text:style-name="Standard"/>
      <text:p text:style-name="Standard"><text:soft-page-break/>195</text:p>
      <text:p text:style-name="Standard">1800</text:p>
      <text:p text:style-name="Standard"/>
      <text:p text:style-name="Standard">17</text:p>
      <text:p text:style-name="Standard">0</text:p>
      <text:p text:style-name="Standard"/>
      <text:p text:style-name="Standard">195</text:p>
      <text:p text:style-name="Standard">1763</text:p>
      <text:p text:style-name="Standard"/>
      <text:p text:style-name="Standard">2118</text:p>
      <text:p text:style-name="Standard"/>
      <text:p text:style-name="Standard">23</text:p>
      <text:p text:style-name="Standard"/>
      <text:p text:style-name="Standard">2031</text:p>
      <text:p text:style-name="Standard"/>
      <text:p text:style-name="Standard">Observation 5: Symbolic QED with symbolic starting state achieves a</text:p>
      <text:p text:style-name="Standard">significant improvement in bug coverage in comparison to using Symbolic</text:p>
      <text:p text:style-name="Standard">QED with a concrete starting state.</text:p>
      <text:p text:style-name="Standard"/>
      <text:p text:style-name="Standard">4. Related Work</text:p>
      <text:p text:style-name="Standard">Existing pre-silicon verification methods mainly use one or more of the</text:p>
      <text:p text:style-name="Standard">following techniques: i) Software simulation; ii) emulation/hardware</text:p>
      <text:p text:style-name="Standard">acceleration; and iii) formal verification. Software simulation-based</text:p>
      <text:p text:style-name="Standard">techniques are typically extremely slow and require significant manual</text:p>
      <text:p text:style-name="Standard">effort for writing “good” test-benches. Some effort can be reduced by</text:p>
      <text:p text:style-name="Standard">using directed test generation and constrained-random simulation [Adir</text:p>
      <text:p text:style-name="Standard">04, Bergeron 03, Fine 03, 06, Gutkovich 06, Ioannides 10, Katz</text:p>
      <text:p text:style-name="Standard">12, Kitchen 07, Mishra 02, Shyam 06, Yuan 99], but the effectiveness of</text:p>
      <text:p text:style-name="Standard">these techniques to find corner case bugs is questionable [Adir 11, Mitra</text:p>
      <text:p text:style-name="Standard">10]. Hardware acceleration [Boule 05, Chatterjee 12, 13, Kim 04a, 04b,</text:p>
      <text:p text:style-name="Standard">Mammo 12, Mavroidis 07] can be used to reduce simulation time, but still</text:p>
      <text:p text:style-name="Standard">requires manually crafted “good” test-benches to find bugs, and significant</text:p>
      <text:p text:style-name="Standard">effort to port the design to an emulation and checker environment</text:p>
      <text:p text:style-name="Standard">[Chatterjee 13]. The capabilities of tools using symbolic logical analysis</text:p>
      <text:p text:style-name="Standard">for verification have improved dramatically since the seminal works</text:p>
      <text:p text:style-name="Standard">[Burch 92, 94, Clarke 86], and have been used to verify abstracted models</text:p>
      <text:p text:style-name="Standard">of processors [Lahiri 01, 03] and the RTL [Bormann 07, Nguyen 08, Reid</text:p>
      <text:p text:style-name="Standard">16], by using a set of specifications given as assertions [Foster 03] to the</text:p>
      <text:p text:style-name="Standard">formal tool. However, choosing the “right” set of assertions for these</text:p>
      <text:p text:style-name="Standard">techniques to be effective remains a major problem. This issue is a</text:p>
      <text:p text:style-name="Standard">significant challenge facing automatic assertion generation [El Mandouh</text:p>
      <text:p text:style-name="Standard">12, Li 10, Vasudevan 10], which can see an explosion in the number of</text:p>
      <text:p text:style-name="Standard">assertions, many of which are ineffective at catching bugs.</text:p>
      <text:p text:style-name="Standard">Existing formal verification techniques employing BMC [Lin 15a, Reid</text:p>
      <text:p text:style-name="Standard">16, Singh 18] have issues in detecting bugs that require a long activation</text:p>
      <text:p text:style-name="Standard">sequence, and the cost of theorem proving as employed in [Kroening 00,</text:p>
      <text:p text:style-name="Standard">Srinivasan 10, Manolios 08] is very high [Bhadra 10]. Other works [Das</text:p>
      <text:p text:style-name="Standard">02, Gulwani 09, Pandav 05, Su 96, 98, Thalmaier 10] try to learn invariants</text:p>
      <text:p text:style-name="Standard">on the design to be used as constraints, but these techniques tend to be adhoc and are not completely automated.</text:p>
      <text:p text:style-name="Standard">Existing HT detection techniques that can be applied in a pre-silicon</text:p>
      <text:p text:style-name="Standard">verification setting to detect HTs which corrupt design functionality</text:p>
      <text:p text:style-name="Standard"><text:soft-page-break/>broadly fall into two categories: i) HDL analysis methods; and ii) Formal</text:p>
      <text:p text:style-name="Standard"/>
      <text:p text:style-name="Standard">methods [Xiao 16]. HDL analysis can be done on behavioral (e.g., [Zhang</text:p>
      <text:p text:style-name="Standard">11]) or structural HDL code (e.g., [Cakır 15, Hicks 10]). The idea here is</text:p>
      <text:p text:style-name="Standard">that signals associated with Trojans are mostly “unused” or “rare” in</text:p>
      <text:p text:style-name="Standard">comparison to signals which are part of the actual design. Different</text:p>
      <text:p text:style-name="Standard">methods use different metrics to separate the “rare” signals from the set of</text:p>
      <text:p text:style-name="Standard">all signals. Some techniques [Cakır 15, Hicks 10, Zhang 11, Zhang 13b]</text:p>
      <text:p text:style-name="Standard">use simulation data along with “rareness” metrics (e.g., code coverage,</text:p>
      <text:p text:style-name="Standard">signal correlation). These techniques require the simulation data to be</text:p>
      <text:p text:style-name="Standard">“good” (i.e., there should be enough data so that only a few signals are</text:p>
      <text:p text:style-name="Standard">marked as “rare” while simultaneously the data should not be “too much”</text:p>
      <text:p text:style-name="Standard">so that HTs are missed), which is difficult to ensure. Techniques like</text:p>
      <text:p text:style-name="Standard">[Waksman 13, Yao 15] do not need simulation data, but also face the issue</text:p>
      <text:p text:style-name="Standard">of trading of false-positives (i.e., spurious detection of HTs) for falsenegatives (i.e., failure to detect HTs) and vice-versa, depending on the</text:p>
      <text:p text:style-name="Standard">thresholds set for their “rareness” metrics. Additionally, stealthy HTs have</text:p>
      <text:p text:style-name="Standard">been designed [Zhang 14] to bypass HDL analysis techniques [Hicks</text:p>
      <text:p text:style-name="Standard">10, Waksman 13, Zhang 11, Zhang 13b]. In contrast, our technique: i)</text:p>
      <text:p text:style-name="Standard">does not need any simulation data; ii) detects HTs given in [Salmani 13,</text:p>
      <text:p text:style-name="Standard">Zhang 13a, Zhang 14]; and iii) does not face the problem of false positives.</text:p>
      <text:p text:style-name="Standard">Formal methods for finding HTs generally either use BMC [Rajendran</text:p>
      <text:p text:style-name="Standard">15, 16] or SAT-based equivalence checking [Banga 10, Reece</text:p>
      <text:p text:style-name="Standard">16, Shrestha 12] or theorem proving [Guo 17, Jin 13, Love 12]. All these</text:p>
      <text:p text:style-name="Standard">techniques need manually crafted properties (and proofs when theorem</text:p>
      <text:p text:style-name="Standard">proving is used) and face the same limitations as traditional formal</text:p>
      <text:p text:style-name="Standard">methods used in pre-silicon verification as discussed before. Specifically,</text:p>
      <text:p text:style-name="Standard">[Banga 10, Rajendran 15, Reece 16, Shrestha 12] fail to find HTs that</text:p>
      <text:p text:style-name="Standard">require a long activation sequence (e.g., an HT that is triggered only when</text:p>
      <text:p text:style-name="Standard">a 128-bit counter reaches its largest value), while our technique finds them.</text:p>
      <text:p text:style-name="Standard">Additionally, SAT-based equivalence checking techniques like [Banga</text:p>
      <text:p text:style-name="Standard">10, Reece 16, Shrestha 12] need a “golden” model of the design to</text:p>
      <text:p text:style-name="Standard">compare with, which we do not need. Complementary HT works to this</text:p>
      <text:p text:style-name="Standard">work include techniques focusing on detection of HTs which leak sensitive</text:p>
      <text:p text:style-name="Standard">data [Fern 17, Hu 16, Jin 12, Rajendran 16] and HT prevention techniques</text:p>
      <text:p text:style-name="Standard">[Chakraborty 09, Dupuis 14, Samimi 16, Waksman 11].</text:p>
      <text:p text:style-name="Standard"/>
      <text:p text:style-name="Standard">5. Conclusion</text:p>
      <text:p text:style-name="Standard">In this paper, we extended Symbolic QED with symbolic starting states</text:p>
      <text:p text:style-name="Standard">to overcome limitations of existing pre-silicon verification techniques for</text:p>
      <text:p text:style-name="Standard">both logic bug and HT detection. We automatically, effectively, and</text:p>
      <text:p text:style-name="Standard">quickly found “difficult” logic bugs and HTs, as demonstrated on opensource RISC-V processor cores. Future research directions include: i)</text:p>
      <text:p text:style-name="Standard">detecting logic bugs and HTs in other components found in an SoC e.g.,</text:p>
      <text:p text:style-name="Standard">uncore components, accelerators, and analog/mixed-signal blocks; ii)</text:p>
      <text:p text:style-name="Standard">handling other QED transformations such as CFTSS-V and CFCSS-V</text:p>
      <text:p text:style-name="Standard">[Singh 18]; iii) automatically deriving information needed to write</text:p>
      <text:p text:style-name="Standard">constraints on the symbolic starting state; iv) exploring abstraction</text:p>
      <text:p text:style-name="Standard">techniques to reduce runtimes and further increase the BMC bounds; and</text:p>
      <text:p text:style-name="Standard">v) a complete understanding of the tradeoffs between the symbolic starting</text:p>
      <text:p text:style-name="Standard">states technique developed in this paper and S2QED [Fadiheh 18].</text:p>
      <text:p text:style-name="Standard"/>
      <text:p text:style-name="Standard"><text:soft-page-break/>References</text:p>
      <text:p text:style-name="Standard">[Extended 18] Extended version of paper, (url TBD).</text:p>
      <text:p text:style-name="Standard">[ARM] “Cortex-A15,” https://developer.arm.com/products/processors/cortex-a/cortexa15.</text:p>
      <text:p text:style-name="Standard">[Banga 10] Banga, M., and M.S. Hsiao, “Trusted RTL: Trojan detection methodology in</text:p>
      <text:p text:style-name="Standard">pre-silicon designs,” IEEE Intl. Symp. on HOST, pp. 56-59, 2010.</text:p>
      <text:p text:style-name="Standard">[Bergeron 03] Bergeron, J., “Writing Testbenches: Functional Verification of HDL</text:p>
      <text:p text:style-name="Standard">Models,” Kluwer, 2003.</text:p>
      <text:p text:style-name="Standard">[Bhadra 10] Bhadra, et al., “A survey of hybrid techniques for functional verification,”</text:p>
      <text:p text:style-name="Standard">IEEE Design &amp; Test of Computers, vol. 24, no. 2, pp. 112-122, 2007.</text:p>
      <text:p text:style-name="Standard">[Cakır 15] Cakır, B., and S. Malik, “Hardware Trojan detection for gate-level ICs using</text:p>
      <text:p text:style-name="Standard">signal correlation based clustering,” Proc. DATE, pp. 471-476, 2015.</text:p>
      <text:p text:style-name="Standard">[Campbell 15] Campbell, K., et al., “Hybrid Quick Error Detection (H-QED):</text:p>
      <text:p text:style-name="Standard">Accelerator Validation and Debug Using High-Level Synthesis Principles,” Proc. DAC,</text:p>
      <text:p text:style-name="Standard">pp. 1-6, 2015.</text:p>
      <text:p text:style-name="Standard">[Chakraborty 09] Chakraborty, R.S., and S. Bhunia, “HARPOON: an obfuscation-based</text:p>
      <text:p text:style-name="Standard">SoC design methodology for hardware protection,” IEEE Trans. CAD, vol. 28, pp. 14931502, 2009.</text:p>
      <text:p text:style-name="Standard">[Clarke 01] Clarke, E., et al., “Bounded Model Checking Using Satisfiability Solving,”</text:p>
      <text:p text:style-name="Standard">Formal Methods in System Design, Vol. 19, No. 1, pp. 7-34, 2001.</text:p>
      <text:p text:style-name="Standard">5</text:p>
      <text:p text:style-name="Standard"/>
      <text:p text:style-name="Standard"/>
      <text:p text:style-name="P1">[Dupuis 14] Dupuis, S., et al., “A novel hardware logic encryption technique for</text:p>
      <text:p text:style-name="Standard">thwarting illegal overproduction and Hardware Trojans,” IEEE Intl. On-Line Testing</text:p>
      <text:p text:style-name="Standard">Symp., pp. 49-54, 2014.</text:p>
      <text:p text:style-name="Standard">[El Mandouh 12] El Mandouh, E., and A.G. Wassal, “Automatic Generation of Hardware</text:p>
      <text:p text:style-name="Standard">Design Properties from Simulation Traces,” Proc. ISCAS, pp. 2317-2320, 2012.</text:p>
      <text:p text:style-name="Standard">[Fadiheh 18] Fadiheh, M. R., et al., "Symbolic quick error detection using symbolic</text:p>
      <text:p text:style-name="Standard">initial state for pre-silicon verification," Proc. DATE, pp. 55-60, 2018.</text:p>
      <text:p text:style-name="Standard">[Fern 17] Fern, N., I. San, and K.T.T. Cheng, “Detecting hardware Trojans in unspecified</text:p>
      <text:p text:style-name="Standard">functionality through solving satisfiability problems,” Proc. ASP-DAC, pp. 598-504,</text:p>
      <text:p text:style-name="Standard">2017.</text:p>
      <text:p text:style-name="Standard">[Fine 03] Fine, S., and A. Ziv, “Coverage directed test generation for functional</text:p>
      <text:p text:style-name="Standard">verification using Bayesian networks,” Proc. DAC, pp. 286-291, 2003.</text:p>
      <text:p text:style-name="Standard">[Foster 03] Foster, H., A. Krolnik, and D. Lacey, “Assertion-based Design,” Kluwer</text:p>
      <text:p text:style-name="Standard">Academic Publishers, 2003.</text:p>
      <text:p text:style-name="Standard">[Foster 15] Foster, H.D., “Trends in functional verification: A 2014 industry study,”</text:p>
      <text:p text:style-name="Standard">Proc. DAC, pp. 1–6, 2015.</text:p>
      <text:p text:style-name="Standard">[Guo 17] Guo, X., et al., “Eliminating the Hardware-Software Boundary: A ProofCarrying Approach for Trust Evaluation on Computer Systems,” IEEE Trans. on</text:p>
      <text:p text:style-name="Standard">Information Forensics and Security, vol. 12, no. 2, pp. 405-417, 2017.</text:p>
      <text:p text:style-name="Standard">[Hicks 10] Hicks, M., et al., “Overcoming an untrusted computing base: Detecting and</text:p>
      <text:p text:style-name="Standard">removing malicious hardware automatically,” Proc. IEEE Symp. on Security and</text:p>
      <text:p text:style-name="Standard">Privacy, pp. 159–172, 2010.</text:p>
      <text:p text:style-name="Standard">[Hong 10] Hong, T., et al., “QED: Quick Error Detection Tests for Effective</text:p>
      <text:p text:style-name="Standard">Post-Silicon Validation,” Proc. ITC, pp. 1-10, 2010.</text:p>
      <text:p text:style-name="Standard">[Hu 16] Hu, W., et al., “Detecting Hardware Trojans with Gate-Level Information-Flow</text:p>
      <text:p text:style-name="Standard">Tracking,” Computer, vol. 49, no. 8, pp. 44-52, 2016.</text:p>
      <text:p text:style-name="Standard">[Jin 12] Jin, Y., and Y. Makris, “Proof carrying-based information flow tracking for data</text:p>
      <text:p text:style-name="Standard">secrecy protection and hardware trust,” Proc. IEEE VLSI Test Symp., pp. 252–257, 2012.</text:p>
      <text:p text:style-name="Standard">[Jin 13] Jin, Y., and Y. Makris, “A proof-carrying based framework for trusted</text:p>
      <text:p text:style-name="Standard">microprocessor IP,” Proc. ICCAD, pp. 824–829, 2013.</text:p>
      <text:p text:style-name="Standard">[Karri 10] Karri, R., et al., “Trustworthy hardware: Identifying and classifying hardware</text:p>
      <text:p text:style-name="Standard">Trojans,” Computer, vol. 43, no. 10, pp. 39–46, 2010.</text:p>
      <text:p text:style-name="Standard">[Kim 04] Kim, Y.I., “Communication-Efficient Hardware Acceleration for Fast</text:p>
      <text:p text:style-name="Standard">Functional Simulation,” Proc. 41st DAC, pp. 293-298, 2004.</text:p>
      <text:p text:style-name="Standard">[King 08] King, S.T., et al., “Designing and implementing malicious hardware,” Proc.</text:p>
      <text:p text:style-name="Standard">LEET, pp. 1–8, 2008.</text:p>
      <text:p text:style-name="Standard">[Kitchen 07] Kitchen, N., and A. Kuehlmann, “Stimulus generation for constrained</text:p>
      <text:p text:style-name="Standard">random simulation,” Proc. ICCAD, pp. 258-265, 2007.</text:p>
      <text:p text:style-name="Standard">[Li 10] Li, W., F. Alessandro, and S.A. Seshia, “Scalable Specification Mining for</text:p>
      <text:p text:style-name="Standard">Verification and Diagnosis,” Proc. DAC, 2010.</text:p>
      <text:p text:style-name="Standard">[Lin 12] Lin, D., et al., “Quick Detection of Difficult Bugs for Effective Post- Silicon</text:p>
      <text:p text:style-name="Standard">Validation,” Proc. DAC, pp. 561-566, 2012.</text:p>
      <text:p text:style-name="Standard">[Lin 14] Lin, D., et al., “Effective Post-Silicon Validation of System-on-Chips</text:p>
      <text:p text:style-name="Standard">Using Quick Error Detection,” IEEE Trans. CAD, Vol. 33, No. 10, pp. 1573-1590, 2014.</text:p>
      <text:p text:style-name="Standard">[Lin 15a] Lin, D., et al., “Quick error detection tests with fast runtimes for effective postsilicon validation and debug,” Proc. DATE, pp. 1168-1173, 2015.</text:p>
      <text:p text:style-name="Standard">[Lin 15b] Lin, D., et al., “A Structured Approach to Post-Silicon Validation and Debug</text:p>
      <text:p text:style-name="Standard">Using Symbolic Quick Error Detection,” Proc. ITC, pp. 1-10, 2015.</text:p>
      <text:p text:style-name="Standard">[Liu 14] Liu, C., et al., “Shielding Heterogeneous MPSoCs From Untrustworthy 3PIPs</text:p>
      <text:p text:style-name="Standard">Through Security-Driven Task Scheduling,” IEEE Trans. on Emerging Topics in</text:p>
      <text:p text:style-name="Standard">Computing, vol. 2, no. 4, pp. 461-472, 2014.</text:p>
      <text:p text:style-name="Standard">[Love 12] Love, E., Y. Jin, and Y. Makris, “Proof-carrying hardware intellectual</text:p>
      <text:p text:style-name="Standard"><text:soft-page-break/>property: A pathway to trusted module acquisition,” IEEE Trans. Inf. Forensics Security,</text:p>
      <text:p text:style-name="Standard">vol. 7, no. 1, pp. 25-40, 2012.</text:p>
      <text:p text:style-name="Standard">[MIPS 96] Yeager, K, “The MIPS R10000 Superscalar Microprocessor,” IEEE Micro,</text:p>
      <text:p text:style-name="Standard">16(2):28–41, 1996.</text:p>
      <text:p text:style-name="Standard">[Mitra 10] Mitra, S., S.A. Seshia, and N. Nicolici, “Post-Silicon Validation Opportunities,</text:p>
      <text:p text:style-name="Standard">Challenges and Recent Advances,” Proc. DAC, pp. 12-17, 2010.</text:p>
      <text:p text:style-name="Standard">[Rajendran 15] Rajendran, J., V. Vedula, and R. Karri, “Detecting malicious</text:p>
      <text:p text:style-name="Standard">modifications of data in third-party intellectual property cores,” Proc. DAC, Article 112,</text:p>
      <text:p text:style-name="Standard">6 pages, 2015.</text:p>
      <text:p text:style-name="Standard">[Rajendran 16] Rajendran, J., et al., “Formal Security Verification of Third Party</text:p>
      <text:p text:style-name="Standard">Intellectual Property Cores for Information Leakage,” Intl. Conf. on VLSI Design, pp.</text:p>
      <text:p text:style-name="Standard">547-552, 2016.</text:p>
      <text:p text:style-name="Standard">[Reece 16] Reece, T., and W.H. Robinson, “Detection of Hardware Trojans in ThirdParty Intellectual Property Using Untrusted Modules,” IEEE Trans. CAD, vol. 35, no. 3,</text:p>
      <text:p text:style-name="Standard">pp. 357-366, 2016.</text:p>
      <text:p text:style-name="Standard">[Ridecore1]</text:p>
      <text:p text:style-name="Standard">“RIDECORE:</text:p>
      <text:p text:style-name="Standard">RISC-V</text:p>
      <text:p text:style-name="Standard">Dynamic</text:p>
      <text:p text:style-name="Standard">Execution</text:p>
      <text:p text:style-name="Standard">CORE,”</text:p>
      <text:p text:style-name="Standard">https://github.com/ridecore/ridecore.</text:p>
      <text:p text:style-name="Standard">[Ridecore2] “Issue: bugs in rs_mul,” https://github.com/ridecore/ridecore/issues/4.</text:p>
      <text:p text:style-name="Standard">[RISCV] “RISC-V: The Free and Open RISC Instruction Set Architecture,”</text:p>
      <text:p text:style-name="Standard">https://riscv.org/.</text:p>
      <text:p text:style-name="Standard">[RISCVP] “RISC-V Privileged Architecture,” https://people.eecs.berkeley.edu/~krste/</text:p>
      <text:p text:style-name="Standard">papers/riscv-privileged-v1.9.pdf.</text:p>
      <text:p text:style-name="Standard">[Salmani 13] Salmani, H., M. Tehranipoor, and R. Karri, “On design vulnerability</text:p>
      <text:p text:style-name="Standard">analysis and trust benchmarks development,” Proc. ICCAD, pp. 471–474, 2013.</text:p>
      <text:p text:style-name="Standard">[Samimi 16] Samimi, M.S., et al., “Hardware enlightening: No where to hide your</text:p>
      <text:p text:style-name="Standard">Hardware Trojans!” IEEE Intl. Symp. on On-Line Testing and Robust System Design, pp.</text:p>
      <text:p text:style-name="Standard">251-256, 2016.</text:p>
      <text:p text:style-name="Standard"/>
      <text:p text:style-name="Standard">[Shrestha 12] Shrestha G., and M.S. Hsiao, “Ensuring trust of third-party hardware design</text:p>
      <text:p text:style-name="Standard">with constrained sequential equivalence checking,” IEEE Conf. on Tech. for Homeland</text:p>
      <text:p text:style-name="Standard">Security, pp. 7-12, 2012.</text:p>
      <text:p text:style-name="Standard">[Shyam 06] Shyam S., and V. Bertacco, “Distance-Guided Hybrid Verification with</text:p>
      <text:p text:style-name="Standard">GUIDO,” Proc. DATE, pp. 1211-1216, 2006.</text:p>
      <text:p text:style-name="Standard">[Singh 18] Singh, E., et al., “Logic Bug Detection and Localization Using Symbolic</text:p>
      <text:p text:style-name="Standard">Quick Error Detection,” IEEE Trans. CAD, 2018.</text:p>
      <text:p text:style-name="Standard"/>
      <text:p text:style-name="Standard">Appendices</text:p>
      <text:p text:style-name="Standard">A. Bug and HT scenarios</text:p>
      <text:p text:style-name="Standard">In the following tables, we give the different logic bug and HT scenarios</text:p>
      <text:p text:style-name="Standard">that were tested in Table 1 of Sec. 3.</text:p>
      <text:p text:style-name="Standard">Table A.1.a. Activation criteria for “long” logic bugs.</text:p>
      <text:p text:style-name="Standard">1. Data forwarding between pipeline stages.</text:p>
      <text:p text:style-name="Standard">2. Two specific instructions within X cycles.</text:p>
      <text:p text:style-name="Standard">Processor</text:p>
      <text:p text:style-name="Standard">3. R registers must each contain a specific value V.</text:p>
      <text:p text:style-name="Standard">Core</text:p>
      <text:p text:style-name="Standard">4. A specific sequence of N instructions must execute</text:p>
      <text:p text:style-name="Standard"><text:soft-page-break/>within Y cycles.</text:p>
      <text:p text:style-name="Standard">5. A specific cache state.</text:p>
      <text:p text:style-name="Standard">Table A.1.b Bug effect from [Singh 18].</text:p>
      <text:p text:style-name="Standard">1. Next instruction corrupted to NOP.</text:p>
      <text:p text:style-name="Standard">Processor</text:p>
      <text:p text:style-name="Standard">2. Next instruction opcode incorrectly decoded.</text:p>
      <text:p text:style-name="Standard">Core</text:p>
      <text:p text:style-name="Standard">3. Next instruction register read corrupted.</text:p>
      <text:p text:style-name="Standard">Table A.2.a Activation criteria for Hardware Trojans from [Salmani 13].</text:p>
      <text:p text:style-name="Standard">1. Specific sequence of length N appears on M1 internal</text:p>
      <text:p text:style-name="Standard">wires.</text:p>
      <text:p text:style-name="Standard">Processor</text:p>
      <text:p text:style-name="Standard">2. X1 bit counter reaching a specific value.</text:p>
      <text:p text:style-name="Standard">Core</text:p>
      <text:p text:style-name="Standard">3. Comparator on M2 internal wires becomes true.</text:p>
      <text:p text:style-name="Standard">4. X2 bit rare event counter reaching a specific value.</text:p>
      <text:p text:style-name="Standard">Table A.2.b Trojan effects</text:p>
      <text:p text:style-name="Standard">Processor</text:p>
      <text:p text:style-name="Standard">1. An in-flight instruction changed to NOP.</text:p>
      <text:p text:style-name="Standard">Core</text:p>
      <text:p text:style-name="Standard">2. Opcode of an in-flight instruction changed.</text:p>
      <text:p text:style-name="Standard">3. Next register read corrupted.</text:p>
      <text:p text:style-name="Standard">4. Next result of an execution unit changed.</text:p>
      <text:p text:style-name="Standard">5. Corrupts ROB to prematurely commit next instruction.</text:p>
      <text:p text:style-name="Standard">Table A.2.c. Trojan Design Techniques</text:p>
      <text:p text:style-name="Standard">Methodology</text:p>
      <text:p text:style-name="Standard">Trojan stealthy against following detection techniques</text:p>
      <text:p text:style-name="Standard">Traditional pre-silicon verification techniques</text:p>
      <text:p text:style-name="Standard">[Salmani 13]</text:p>
      <text:p text:style-name="Standard">UCI [Hicks 10] and techniques based on coverage</text:p>
      <text:p text:style-name="Standard">[Zhang 13a]</text:p>
      <text:p text:style-name="Standard">metrics [Hicks 10, Zhang 11]</text:p>
      <text:p text:style-name="Standard">[Hicks 10, Zhang 11], FANCI [Waksman 13], VeriTrust</text:p>
      <text:p text:style-name="Standard">[Zhang 14]</text:p>
      <text:p text:style-name="Standard">[Zhang 13b]</text:p>
      <text:p text:style-name="Standard"/>
      <text:p text:style-name="Standard">B. Background</text:p>
      <text:p text:style-name="Standard">B.1. QED and the EDDI-V Transformation</text:p>
      <text:p text:style-name="Standard">QED is a testing technique which takes existing system validation tests</text:p>
      <text:p text:style-name="Standard">and automatically transforms them into a set of new tests using various</text:p>
      <text:p text:style-name="Standard">QED transformations [Lin 12, Lin 14]. QED tests have been demonstrated</text:p>
      <text:p text:style-name="Standard">to be highly effective for quickly detecting logic and electrical bugs inside</text:p>
      <text:p text:style-name="Standard">processor cores, uncore components, accelerators, and components related</text:p>
      <text:p text:style-name="Standard">to power-management features [Campbell 15, Hong 10, Lin 12, 14, 15a].</text:p>
      <text:p text:style-name="Standard">Here we the EDDI-V transformation, which is the focus of this work.</text:p>
      <text:p text:style-name="Standard">EDDI-V [Hong 10, Lin 14] targets bugs inside processor cores by</text:p>
      <text:p text:style-name="Standard">frequently checking the results of original instructions against the results</text:p>
      <text:p text:style-name="Standard">of duplicate instructions. First, the registers and memory space are divided</text:p>
      <text:p text:style-name="Standard">into two halves7, one for the original instructions and one for the</text:p>
      <text:p text:style-name="Standard">duplicated instructions. Next, corresponding registers and memory</text:p>
      <text:p text:style-name="Standard">locations for the original and the duplicated instructions are initialized to</text:p>
      <text:p text:style-name="Standard">the same values. Then, for every load, store, arithmetic, logical, shift, or</text:p>
      <text:p text:style-name="Standard"><text:soft-page-break/>move instruction in the original test, EDDI-V creates a corresponding</text:p>
      <text:p text:style-name="Standard">duplicate instruction that performs the same operation, but uses the</text:p>
      <text:p text:style-name="Standard">registers and memory reserved for duplicate instructions. The duplicated</text:p>
      <text:p text:style-name="Standard">instructions execute in the same order as the original instructions.</text:p>
      <text:p text:style-name="Standard">The EDDI-V transformation also inserts periodic check instructions</text:p>
      <text:p text:style-name="Standard">that compare the results of the original instructions against those of the</text:p>
      <text:p text:style-name="Standard">duplicated instructions. Each check instruction is of the form:</text:p>
      <text:p text:style-name="Standard">CMP Ra, Ra′,</text:p>
      <text:p text:style-name="Standard">where Ra and Ra′ are the original and (corresponding) duplicate registers,</text:p>
      <text:p text:style-name="Standard">respectively. A mismatch in any check instruction indicates an error.</text:p>
      <text:p text:style-name="Standard">6</text:p>
      <text:p text:style-name="Standard"/>
      <text:p text:style-name="Standard"/>
      <text:p text:style-name="P1">B.2. Symbolic QED</text:p>
      <text:p text:style-name="Standard">Symbolic QED [Lin 15a, Singh 18] combines QED transformations</text:p>
      <text:p text:style-name="Standard">with Bounded Model Checking (BMC). Bounded Model Checking uses a</text:p>
      <text:p text:style-name="Standard">Boolean Satisfiability (SAT) solver to check whether a given property can</text:p>
      <text:p text:style-name="Standard">be violated within a bounded number of cycles for a given RTL design,</text:p>
      <text:p text:style-name="Standard">starting from a concrete state. If a solution is found, a counter-example (a</text:p>
      <text:p text:style-name="Standard">concrete trace violating the property, i.e., a bug trace) is produced. BMC</text:p>
      <text:p text:style-name="Standard">guarantees that if a counter-example is found, it is a minimal-length</text:p>
      <text:p text:style-name="Standard">counter-example [Clarke 01]. Symbolic QED creates a BMC problem that</text:p>
      <text:p text:style-name="Standard">searches through all possible EDDI-V tests. The BMC tool searches for</text:p>
      <text:p text:style-name="Standard">counter-examples to properties of the form:</text:p>
      <text:p text:style-name="Standard">Ra == Ra′,</text:p>
      <text:p text:style-name="Standard">where Ra is an original register and Ra′ is the corresponding duplicate</text:p>
      <text:p text:style-name="Standard">register written to during an EDDI-V test. Without additional constraints,</text:p>
      <text:p text:style-name="Standard">the BMC engine will find spurious counter-examples. For example, the</text:p>
      <text:p text:style-name="Standard">instruction sequence MOV R1, 1; MOV R17, 2; CMP R1, R17 results in</text:p>
      <text:p text:style-name="Standard">R1 ≠ R17. The inequality is not caused by a real bug. To avoid such</text:p>
      <text:p text:style-name="Standard">situations, we require all counter-examples to be QED-compatible. We</text:p>
      <text:p text:style-name="Standard">define a QED-compatible bug trace as a sequence of inputs with the</text:p>
      <text:p text:style-name="Standard">following properties: 1. Inputs must be valid instructions. Specifications</text:p>
      <text:p text:style-name="Standard">of valid instructions can be obtained from the Instruction Set Architecture</text:p>
      <text:p text:style-name="Standard">(ISA) of the processor core; 2. The instruction sequence is an EDDI-V</text:p>
      <text:p text:style-name="Standard">test; 3. The original and duplicate instruction subsequences must execute</text:p>
      <text:p text:style-name="Standard">in the same order. 4. The comparison between an original register R and</text:p>
      <text:p text:style-name="Standard">its corresponding duplicate register R′ occurs only if the original and</text:p>
      <text:p text:style-name="Standard">corresponding duplicate instructions have both committed.</text:p>
      <text:p text:style-name="Standard">Ensuring that only QED-compatible bug traces are considered by BMC</text:p>
      <text:p text:style-name="Standard">requires constraining the inputs to the design. This is done by adding a</text:p>
      <text:p text:style-name="Standard">QED module to the fetch stage of the processor core during BMC. The</text:p>
      <text:p text:style-name="Standard">QED module automatically transforms a sequence of original instructions</text:p>
      <text:p text:style-name="Standard">into a QED-compatible sequence e.g., as in Fig. 5. The QED module only</text:p>
      <text:p text:style-name="Standard">requires that the input sequence is made up of valid instructions that read</text:p>
      <text:p text:style-name="Standard">from or write to only the registers and memory allocated for the original</text:p>
      <text:p text:style-name="Standard">instructions (conditions that can be specified directly to the BMC tool).</text:p>
      <text:p text:style-name="Standard">After execution, a signal is asserted (qed_ready) when the original and</text:p>
      <text:p text:style-name="Standard">corresponding duplicated registers should contain the same values under</text:p>
      <text:p text:style-name="Standard">bug-free situations, i.e., the BMC tool should check the property:</text:p>
      <text:p text:style-name="Standard">qed_ready ® ⋀=∈{?..AC1} Ra == Ra′,</text:p>
      <text:p text:style-name="Standard">B</text:p>
      <text:p text:style-name="Standard"/>
      <text:p text:style-name="Standard">where N is the number of registers defined by the ISA. Here (for a ∈</text:p>
      <text:p text:style-name="Standard">{0. . N/2 − 1}), Ra and Ra′ correspond to registers allocated for original</text:p>
      <text:p text:style-name="Standard">instructions and duplicated instructions, respectively.</text:p>
      <text:p text:style-name="Standard"/>
      <text:p text:style-name="Standard">Fig. 5: Example of QED transformation by the QED module. (a) A sequence of</text:p>
      <text:p text:style-name="Standard">original instructions, and (b) transformed instructions executed by the processor.</text:p>
      <text:p text:style-name="Standard"/>
      <text:p text:style-name="Standard">The starting state for the BMC run must also be a QED-consistent state,</text:p>
      <text:p text:style-name="Standard">in which the value of each original register or memory location matches</text:p>
      <text:p text:style-name="Standard">the corresponding duplicate register or memory location. This is to prevent</text:p>
      <text:p text:style-name="Standard">false counter-examples from being generated. One way to obtain such a</text:p>
      <text:p text:style-name="Standard">state is to run an EDDI-V test in simulation and stop immediately after</text:p>
      <text:p text:style-name="Standard"><text:soft-page-break/>QED checks have compared all register and memory values.</text:p>
      <text:p text:style-name="Standard"/>
      <text:p text:style-name="Standard">B.3. S2QED</text:p>
      <text:p text:style-name="Standard"/>
      <text:p text:style-name="Standard">S2QED [Fadiheh 18] is a technique which extends Symbolic QED by</text:p>
      <text:p text:style-name="Standard">incorporating symbolic initialization. Like the technique in this paper,</text:p>
      <text:p text:style-name="Standard">S2QED also focuses strictly on EDDI-V tests. S2QED instantiates two</text:p>
      <text:p text:style-name="Standard">copies of the CPU (call them CPU 1 and CPU 2). An arbitrary one-to-one</text:p>
      <text:p text:style-name="Standard">mapping is then determined between the registers of the two CPU</text:p>
      <text:p text:style-name="Standard">instances. A new notion of “QED consistency” is defined when all values</text:p>
      <text:p text:style-name="Standard">in the registers of CPU 1 match the values in the corresponding mapped</text:p>
      <text:p text:style-name="Standard">registers of CPU 2. Then, CPU 1 is constrained to start from a concrete</text:p>
      <text:p text:style-name="Standard">flushed-pipeline state, and CPU 2 starts from a symbolic initial state, with</text:p>
      <text:p text:style-name="Standard"/>
      <text:p text:style-name="Standard">the additional constraint that the two CPUs satisfy this notion of QED</text:p>
      <text:p text:style-name="Standard">consistency in the initialization.</text:p>
      <text:p text:style-name="Standard">Then, at the start of verification, CPU 1 fetches a valid instruction</text:p>
      <text:p text:style-name="Standard">(called the instruction under verification, or IUV) while CPU 2 fetches the</text:p>
      <text:p text:style-name="Standard">corresponding QED duplicate instruction (i.e., same instruction with each</text:p>
      <text:p text:style-name="Standard">register of CPU 1 replaced by its corresponding mapped register in CPU</text:p>
      <text:p text:style-name="Standard">2). Then, CPU 1 is constrained to fetch NOPs until the IUV commits,</text:p>
      <text:p text:style-name="Standard">while CPU 2 can fetch arbitrary valid instructions (treated like symbols by</text:p>
      <text:p text:style-name="Standard">the formal tool). S2QED then attempts to prove that at commit time for the</text:p>
      <text:p text:style-name="Standard">IUV, the registers in the two CPUs will always remain QED consistent.</text:p>
      <text:p text:style-name="Standard">The technique developed in this paper differs from S2QED in a few key</text:p>
      <text:p text:style-name="Standard">aspects: 1) S2QED does not require a QED module or QED recorders</text:p>
      <text:p text:style-name="Standard">during pre-silicon verification, whereas the technique developed in this</text:p>
      <text:p text:style-name="Standard">paper does; 2) S2QED requires duplication of the CPU (only during presilicon verification), whereas the technique developed in this work</text:p>
      <text:p text:style-name="Standard">requires only a single CPU; However, to motivate the technique presented</text:p>
      <text:p text:style-name="Standard">in this work, the following is an example of a bug that can only be caught</text:p>
      <text:p text:style-name="Standard">by the technique developed in this paper, and not S2QED.</text:p>
      <text:p text:style-name="Standard">Example. When all the registers in the register file contain the value 1, the next register write is corrupted.</text:p>
      <text:p text:style-name="Standard">Because this bug requires that all registers share the same value, all</text:p>
      <text:p text:style-name="Standard">possible register mappings between CPU 1 and CPU 2 maintain QEDconsistency during the bug activation. For any IUV, the bug effects both</text:p>
      <text:p text:style-name="Standard">CPUs identically, and no difference can be detected between the final</text:p>
      <text:p text:style-name="Standard">values in the corresponding mapped registers. In contrast, the technique</text:p>
      <text:p text:style-name="Standard">developed in this paper makes original and duplicate instructions execute</text:p>
      <text:p text:style-name="Standard">in sequence. This can allow activation of the bug during either an original</text:p>
      <text:p text:style-name="Standard">or duplicate instruction, but not the other, so the bug can be detected.</text:p>
      <text:p text:style-name="Standard"/>
      <text:p text:style-name="Standard">B.4. New QED module for Single Processor Cores</text:p>
      <text:p text:style-name="Standard">Here, we describe the QED module we used for running Symbolic</text:p>
      <text:p text:style-name="Standard">QED on single processor cores. This new QED module differs from the</text:p>
      <text:p text:style-name="Standard">QED module used in [Singh 18], and we show (see Sec. 3) that there are</text:p>
      <text:p text:style-name="Standard">specific bugs that can only be caught by this new QED module but not by</text:p>
      <text:p text:style-name="Standard">the previous one. Pseudocode for the QED module is given in Fig. 6(a).</text:p>
      <text:p text:style-name="Standard">Inputs are: 1) enable, which disables the QED module if 0; 2)</text:p>
      <text:p text:style-name="Standard">next_instruction, which is the next chosen sequential instruction to be</text:p>
      <text:p text:style-name="Standard">executed; 3) fetch_next, which is high when the core is ready to receive an</text:p>
      <text:p text:style-name="Standard"><text:soft-page-break/>instruction (i.e., fetch stage is not stalled); 4) original, which tells the</text:p>
      <text:p text:style-name="Standard">module to execute an original instruction (when high), or a duplicate</text:p>
      <text:p text:style-name="Standard">instruction (when low). The outputs from QED module are: 1)</text:p>
      <text:p text:style-name="Standard">instruction_valid, which indicates whether the output instruction is valid</text:p>
      <text:p text:style-name="Standard">or not; and 2) instruction_out, which gives the instruction to be executed.</text:p>
      <text:p text:style-name="Standard">The QED module has internal variables: 1) queue, which is a queue</text:p>
      <text:p text:style-name="Standard">data structure used to store previously seen original instructions that have</text:p>
      <text:p text:style-name="Standard">not yet been executed in the duplicate subsequence; 2) head_instruction,</text:p>
      <text:p text:style-name="Standard">which stores the previous head of the queue; 3) insert_valid, which is true</text:p>
      <text:p text:style-name="Standard">when the QED module can execute an original instruction; 4) delete_valid,</text:p>
      <text:p text:style-name="Standard">which is true when the QED module can execute a duplicate instruction;</text:p>
      <text:p text:style-name="Standard">5) duplicate_instruction, which gives the next instruction in the duplicate</text:p>
      <text:p text:style-name="Standard">subsequence to be executed (only used when original is 0).</text:p>
      <text:p text:style-name="Standard">To run Symbolic QED, we also need to determine when it is safe to</text:p>
      <text:p text:style-name="Standard">assert QED checks, i.e., the logic for the qed_ready signal. Pseudocode for</text:p>
      <text:p text:style-name="Standard">determining qed_ready for the QED module in Fig. 6(a) is given in Fig.</text:p>
      <text:p text:style-name="Standard">6(b). To avoid having false fails, we only assert QED checks when an</text:p>
      <text:p text:style-name="Standard">equal number of commits (writes) have been made to registers mapped to</text:p>
      <text:p text:style-name="Standard">original instructions and to registers mapped to duplicate instructions. This</text:p>
      <text:p text:style-name="Standard">can be accomplished by keeping track of the number of original and</text:p>
      <text:p text:style-name="Standard">duplicate instruction commits to the register set as shown in Fig. 6(b). For</text:p>
      <text:p text:style-name="Standard">simplicity, in Fig. 6(b), we assume that at most one instruction can commit</text:p>
      <text:p text:style-name="Standard">per cycle. For superscalar processors that can commit multiple instructions</text:p>
      <text:p text:style-name="Standard">in the same cycle, we simply keep track of all corresponding pairs of</text:p>
      <text:p text:style-name="Standard">write_valid (which tells whether the input data to be written is valid) and</text:p>
      <text:p text:style-name="Standard">write_address (which signifies the address for the data to be written)</text:p>
      <text:p text:style-name="Standard">signals, have a separate is_original signal (which identifies if an address</text:p>
      <text:p text:style-name="Standard">corresponds to an “original” or “duplicate” location) for each address, and</text:p>
      <text:p text:style-name="Standard">allow the original and duplicate counters to each be incremented multiple</text:p>
      <text:p text:style-name="Standard">times based on the evaluation of each of the is_original signals</text:p>
      <text:p text:style-name="Standard">7</text:p>
      <text:p text:style-name="Standard"/>
      <text:p text:style-name="Standard"/>
      <text:p text:style-name="P1">In contrast, the QED module of [Singh 18] requires that all original</text:p>
      <text:p text:style-name="Standard">instructions complete, a waiting period occurs for the pipeline of the core</text:p>
      <text:p text:style-name="Standard">to be flushed, and finally the duplicate instructions are executed, before</text:p>
      <text:p text:style-name="Standard">the qed_ready signal is asserted. This QED module instead allows</text:p>
      <text:p text:style-name="Standard">arbitrary interleaving (by simply giving control of the original input of</text:p>
      <text:p text:style-name="Standard">Fig. 6(a) to the BMC tool) of the original and duplicate instruction</text:p>
      <text:p text:style-name="Standard">subsequences without requiring the waiting period before QED checks.</text:p>
      <text:p text:style-name="Standard">The QED ready enable logic in Fig. 6(b) can be further enhanced:</text:p>
      <text:p text:style-name="Standard">1. The current QED ready enable logic is only applicable to single</text:p>
      <text:p text:style-name="Standard">processor cores, since a multi-core system would require modification of</text:p>
      <text:p text:style-name="Standard">the qed_ready logic to consider the original and duplicate commits across</text:p>
      <text:p text:style-name="Standard">all cores. This can be challenging in situations where multiple cores</text:p>
      <text:p text:style-name="Standard">operate with a shared address space, since QED checks will require cache</text:p>
      <text:p text:style-name="Standard">coherency to avoid false positives. For simplicity, we do not consider this</text:p>
      <text:p text:style-name="Standard">situation in this paper.</text:p>
      <text:p text:style-name="Standard">2. For some processors, e.g., superscalar processors with explicit</text:p>
      <text:p text:style-name="Standard">register renaming (MIPS 10000 [MIPS 96] and ARM’s Cortex-A15</text:p>
      <text:p text:style-name="Standard">[ARM]) the designation of original or duplicate instruction cannot be</text:p>
      <text:p text:style-name="Standard">made solely on where they write (unlike in Fig. 6(b)). This issue can be</text:p>
      <text:p text:style-name="Standard">corrected easily, by including the current state of the register mapping</text:p>
      <text:p text:style-name="Standard">table as an input to the function is_write_to_original_space. Further, each</text:p>
      <text:p text:style-name="Standard">time a QED check happens, the same mapping table must be used to map</text:p>
      <text:p text:style-name="Standard">each logical address to its current physical address before comparing</text:p>
      <text:p text:style-name="Standard">“original” and “duplicate” values. The RISC-V cores used in this work,</text:p>
      <text:p text:style-name="Standard">however,</text:p>
      <text:p text:style-name="Standard">do</text:p>
      <text:p text:style-name="Standard">not</text:p>
      <text:p text:style-name="Standard">have</text:p>
      <text:p text:style-name="Standard">this</text:p>
      <text:p text:style-name="Standard">issue.</text:p>
      <text:p text:style-name="Standard">INPUT: enable, next_instruction, fetch_next, original</text:p>
      <text:p text:style-name="Standard">OUTPUT: instruction_out, instruction_valid</text:p>
      <text:p text:style-name="Standard">// initialization</text:p>
      <text:p text:style-name="Standard">queue ¬ 0; head_instruction ¬ 0;</text:p>
      <text:p text:style-name="Standard">// end initialization</text:p>
      <text:p text:style-name="Standard">insert_valid ¬ fetch_next &amp; original &amp; ~queue.is_full();</text:p>
      <text:p text:style-name="Standard">delete_valid ¬ fetch_next &amp; ~original &amp; ~queue.is_empty();</text:p>
      <text:p text:style-name="Standard">instruction_valid ¬ insert_valid | delete_valid;</text:p>
      <text:p text:style-name="Standard">if insert_valid then</text:p>
      <text:p text:style-name="Standard">queue.push(next_instruction); // store this instruction in queue</text:p>
      <text:p text:style-name="Standard">else if delete_valid then</text:p>
      <text:p text:style-name="Standard">head_instruction ¬ queue.pop(); // remove instruction at the head from queue</text:p>
      <text:p text:style-name="Standard">end if</text:p>
      <text:p text:style-name="Standard">duplicate_instruction ¬ create_duplicated_version(head_instruction);</text:p>
      <text:p text:style-name="Standard">instruction_out ¬ (enable &amp; ~original) ? duplicate_instruction : next_instruction;</text:p>
      <text:p text:style-name="Standard"/>
      <text:p text:style-name="Standard">.</text:p>
      <text:p text:style-name="Standard"/>
      <text:p text:style-name="Standard">(a)</text:p>
      <text:p text:style-name="Standard">INPUT: write_valid, write_address</text:p>
      <text:p text:style-name="Standard">OUTPUT: qed_ready</text:p>
      <text:p text:style-name="Standard">// initialization</text:p>
      <text:p text:style-name="Standard"><text:soft-page-break/>qed_ready ¬ false; count_original ¬ 0; count_duplicate ¬ 0;</text:p>
      <text:p text:style-name="Standard">// end initialization</text:p>
      <text:p text:style-name="Standard">is_original ¬ is_write_to_original_space(write_address);</text:p>
      <text:p text:style-name="Standard">if write_valid then</text:p>
      <text:p text:style-name="Standard">if is_original then</text:p>
      <text:p text:style-name="Standard">count_original++;</text:p>
      <text:p text:style-name="Standard">// increment number of original instructions committed</text:p>
      <text:p text:style-name="Standard">else</text:p>
      <text:p text:style-name="Standard">count_duplicate++; // increment number of duplicate instructions committed</text:p>
      <text:p text:style-name="Standard">end if</text:p>
      <text:p text:style-name="Standard">end if</text:p>
      <text:p text:style-name="Standard">qed_ready ¬ (count_original == count_duplicate) ? true : false;</text:p>
      <text:p text:style-name="Standard"/>
      <text:p text:style-name="Standard">(b)</text:p>
      <text:p text:style-name="Standard">Fig. 6. Pseudo code for new single-core QED module. (a) QED module,</text:p>
      <text:p text:style-name="Standard">and (b) QED ready enable logic</text:p>
      <text:p text:style-name="Standard"/>
      <text:p text:style-name="Standard">C. Assumptions on Bug-Free Designs</text:p>
      <text:p text:style-name="Standard">In this Appendix, we detail our assumptions on how any bug-free design</text:p>
      <text:p text:style-name="Standard">should operate. We relate these assumptions to the QED constraints of Sec.</text:p>
      <text:p text:style-name="Standard">3., and explain how they are used to prevent false positives.</text:p>
      <text:p text:style-name="Standard">Assumption-1: Let I1 and I3 be two Symbolic QED instructions given</text:p>
      <text:p text:style-name="Standard">abstractly as:</text:p>
      <text:p text:style-name="Standard">I1 ∶ d ¬ op s1 , s3 , … , sM</text:p>
      <text:p text:style-name="Standard">N</text:p>
      <text:p text:style-name="Standard">I3 ∶ dN ¬ op s1N , s3N , … , sM</text:p>
      <text:p text:style-name="Standard">.</text:p>
      <text:p text:style-name="Standard">Here op represents an operation performed on data stored in the operand</text:p>
      <text:p text:style-name="Standard">locations (s1 , s1N etc.), and the instructions write the computed result to a</text:p>
      <text:p text:style-name="Standard">destination location in the architectural state (e.g., d, dN ). Let 𝑑𝑎𝑡𝑎(s1 , I1 )</text:p>
      <text:p text:style-name="Standard">be a notation to represent the operand s1 data used by instruction I1 for</text:p>
      <text:p text:style-name="Standard">computing the result, (Note the actual data for the source operand may be</text:p>
      <text:p text:style-name="Standard">either obtained from an architectural state, e.g., architectural register, or a</text:p>
      <text:p text:style-name="Standard"/>
      <text:p text:style-name="Standard">micro-architectural state (e.g., by data forwarding). 𝑑𝑎𝑡𝑎(s, I) abstracts</text:p>
      <text:p text:style-name="Standard">away these extra details and only represents the data value used by</text:p>
      <text:p text:style-name="Standard">instruction I for operand s.) and 𝑣𝑎𝑙VTWX , dY represents the value in the</text:p>
      <text:p text:style-name="Standard">architectural location d immediately after instruction I1 commits at time</text:p>
      <text:p text:style-name="Standard">TWX (i.e., the value written by instruction I1 to location d).</text:p>
      <text:p text:style-name="Standard">Now, Assumption-1 states: If two Symbolic QED instructions I1 , I3</text:p>
      <text:p text:style-name="Standard">have the same op and ∀i ∈ {1, … , m}, 𝑑𝑎𝑡𝑎(s] , I1 ) = 𝑑𝑎𝑡𝑎(s]N , I3 ), then</text:p>
      <text:p text:style-name="Standard">𝑣𝑎𝑙VTWX , dY = 𝑣𝑎𝑙VTWB , d′Y.</text:p>
      <text:p text:style-name="Standard">This Assumption simply states that when a Symbolic QED instruction</text:p>
      <text:p text:style-name="Standard">executes twice on the same data, then it should result in the same outputs.</text:p>
      <text:p text:style-name="Standard">Assumption-2: Let I1 and I3 be two Symbolic QED instructions given as:</text:p>
      <text:p text:style-name="Standard">N</text:p>
      <text:p text:style-name="Standard">I3 ∶ s] ¬ op3 s1N , s3N , … , sM</text:p>
      <text:p text:style-name="Standard">I1 ∶ d ¬ op1 s1 , s3 , … , sM ,</text:p>
      <text:p text:style-name="Standard">where i ∈ {1, … , m} and I3 is the last Symbolic QED instruction with</text:p>
      <text:p text:style-name="Standard">which I1 has Read-after-Write (RAW) dependency for operand s] . Then:</text:p>
      <text:p text:style-name="Standard">if I1 , I3 are as above, 𝑑𝑎𝑡𝑎(s] , I1 ) = 𝑣𝑎𝑙VTWB , s] Y.</text:p>
      <text:p text:style-name="Standard">Further, if there are no earlier Symbolic QED instructions writing to an</text:p>
      <text:p text:style-name="Standard"><text:soft-page-break/>operand s] of I1 , where i ∈ {1, … , m}, then 𝑑𝑎𝑡𝑎(s] , I1 ) = 𝑣𝑎𝑙(T" , s] ).</text:p>
      <text:p text:style-name="Standard">In words, this Assumption states that when any operand of a Symbolic</text:p>
      <text:p text:style-name="Standard">QED instruction has RAW dependency with any earlier Symbolic QED</text:p>
      <text:p text:style-name="Standard">instruction(s), it should obtain the correct source value (which is the result</text:p>
      <text:p text:style-name="Standard">of the last instruction it is dependent on). Also, when an operand of a</text:p>
      <text:p text:style-name="Standard">Symbolic QED instruction does not have dependencies with earlier</text:p>
      <text:p text:style-name="Standard">Symbolic QED instructions, it obtains the correct source value from the</text:p>
      <text:p text:style-name="Standard">architectural state at time T", to be used in its computation.</text:p>
      <text:p text:style-name="Standard">Both Assumptions are naturally satisfied in a bug-free processor core,</text:p>
      <text:p text:style-name="Standard">given it starts from a state which is reachable from one of the specified</text:p>
      <text:p text:style-name="Standard">reset states. However, these Assumptions may not hold if the core starts</text:p>
      <text:p text:style-name="Standard">from an arbitrary symbolic state. Nevertheless, as Constraint C-1</text:p>
      <text:p text:style-name="Standard">guarantees that all SIF instructions commit at T", we expect them to hold</text:p>
      <text:p text:style-name="Standard">after T". In other words, even if the processor pipeline starts from an</text:p>
      <text:p text:style-name="Standard">unreachable state, we expect the pipeline to reach a state (after T") at</text:p>
      <text:p text:style-name="Standard">which the Assumptions hold. For example, if the processor core has an inorder pipeline, then we expect the state-bits associated with the in-order</text:p>
      <text:p text:style-name="Standard">pipeline stages to go to a reachable state after T", as all the SIF</text:p>
      <text:p text:style-name="Standard">instructions would have been completed by then and the pipeline stages</text:p>
      <text:p text:style-name="Standard">are either empty or filled with Symbolic QED instructions (which are valid</text:p>
      <text:p text:style-name="Standard">instructions that have propagated through the pipeline stages).</text:p>
      <text:p text:style-name="Standard">Thus, we expect the Assumptions to hold for in-order pipeline cores.</text:p>
      <text:p text:style-name="Standard">For superscalar cores also, Constraint C-1 guarantees that no SIF</text:p>
      <text:p text:style-name="Standard">instructions are in the processor pipeline, which is typically made of inorder stages for fetch, decode, and commit and an out-of-order execution</text:p>
      <text:p text:style-name="Standard">stage having reservation stations or instruction buffers to store in-flight</text:p>
      <text:p text:style-name="Standard">instructions. At T", the state bits associated with in-order pipeline stages,</text:p>
      <text:p text:style-name="Standard">along with state bits of some entries in the instruction buffers will be filled</text:p>
      <text:p text:style-name="Standard">with Symbolic QED instructions, taking these state bits to valid</text:p>
      <text:p text:style-name="Standard">(reachable) states. Also, at T", all remaining entries in the instruction</text:p>
      <text:p text:style-name="Standard">buffers should be empty entries, otherwise, it would mean that there is an</text:p>
      <text:p text:style-name="Standard">uncommitted SIF instruction which would violate Constraint C-1. Thus,</text:p>
      <text:p text:style-name="Standard">the state bits associated with these entries, at T", must be of no</text:p>
      <text:p text:style-name="Standard">consequence to the execution of the processor. Thus, the overall state of a</text:p>
      <text:p text:style-name="Standard">superscalar core, at T", is such that it has only valid Symbolic QED</text:p>
      <text:p text:style-name="Standard">instructions in-flight. Consequently, we expect the Assumptions to also</text:p>
      <text:p text:style-name="Standard">hold in a typical superscalar core. We have empirically seen that</text:p>
      <text:p text:style-name="Standard">the Assumptions hold in both an in-order core [vscale] and a superscalar</text:p>
      <text:p text:style-name="Standard">core [Ridecore1].</text:p>
      <text:p text:style-name="Standard"/>
      <text:p text:style-name="Standard">D. Specifying QED Constraints to the BMC Tool</text:p>
      <text:p text:style-name="Standard">In this Appendix, we describe in detail how we specify the QED</text:p>
      <text:p text:style-name="Standard">constraints on the symbolic starting state (introduced in Sec. 2.1.) to the</text:p>
      <text:p text:style-name="Standard">BMC tool.</text:p>
      <text:p text:style-name="Standard"/>
      <text:p text:style-name="Standard">D.1. Specifying C-1</text:p>
      <text:p text:style-name="Standard"/>
      <text:p text:style-name="Standard">Constraint C-1 states that by T", all SIF instructions have committed,</text:p>
      <text:p text:style-name="Standard">while no Symbolic QED instruction has committed. This condition is</text:p>
      <text:p text:style-name="Standard">naturally satisfied in processors with in-order execution, which is the case</text:p>
      <text:p text:style-name="Standard">for processors with in-order pipelines. But, this is not the case with</text:p>
      <text:p text:style-name="Standard">superscalar cores. This is due to instruction indirection, i.e., renaming of</text:p>
      <text:p text:style-name="Standard"><text:soft-page-break/>8</text:p>
      <text:p text:style-name="Standard"/>
      <text:p text:style-name="Standard"/>
      <text:p text:style-name="P1">instructions using respective ROB entries, which happens to support outof-order execution inside a superscalar core. As we are starting with a</text:p>
      <text:p text:style-name="Standard">symbolic state, ROB entry locations for SIF instructions may be chosen</text:p>
      <text:p text:style-name="Standard">by the BMC tool such that they commit after Symbolic QED instructions</text:p>
      <text:p text:style-name="Standard">commit5, thereby violating C-1. So, in a superscalar core, specifying C-1</text:p>
      <text:p text:style-name="Standard">to the BMC tool involves properly constraining the ROB entries for SIF</text:p>
      <text:p text:style-name="Standard">instructions to avoid the issue.</text:p>
      <text:p text:style-name="Standard"/>
      <text:p text:style-name="Standard">D.2. Specifying C-2</text:p>
      <text:p text:style-name="Standard"/>
      <text:p text:style-name="Standard">Constraint C-2 states that: at T", the processor state is QED consistent.</text:p>
      <text:p text:style-name="Standard">Further, after T", only Symbolic QED instructions can write to</text:p>
      <text:p text:style-name="Standard">architectural state (test modes such as scan need to be turned off). We can</text:p>
      <text:p text:style-name="Standard">specify C-2 to the BMC tool using the below statements:</text:p>
      <text:p text:style-name="Standard">­VSIF`aMbcdedY® "(i, j)Î Mg , (R ] = R h )</text:p>
      <text:p text:style-name="Standard">­VSIF`aMbcdedY® "(i, j)Î MM , (Mem] = Memh )</text:p>
      <text:p text:style-name="Standard">.­(Clock)® if VSIF`aMbcdedY Test do=pcd = 0</text:p>
      <text:p text:style-name="Standard">Above, ­(signal_name) is true when signal_name transitions to high</text:p>
      <text:p text:style-name="Standard">from low, and Mr (Mm) is the set of all mapped (original, duplicate) pairs</text:p>
      <text:p text:style-name="Standard">of registers (memory locations). Importantly, if there are multiple test</text:p>
      <text:p text:style-name="Standard">modes, the Test do=pcd signal for all of them need to be set to low. These</text:p>
      <text:p text:style-name="Standard">statements are specified to the BMC tool by writing them in the form of</text:p>
      <text:p text:style-name="Standard">assume statements (e.g., in System Verilog). Note that these constraints</text:p>
      <text:p text:style-name="Standard">take the same form for both in-order and superscalar cores.</text:p>
      <text:p text:style-name="Standard"/>
      <text:p text:style-name="Standard">D.3. Specifying C-3</text:p>
      <text:p text:style-name="Standard">Constraint C-3 states that: All Symbolic QED operands, must have one</text:p>
      <text:p text:style-name="Standard">of the following properties: i) if the operand has already read source data</text:p>
      <text:p text:style-name="Standard">then this data must match the corresponding register/memory location data</text:p>
      <text:p text:style-name="Standard">at T"; or ii) if the operand is waiting at T", then it is waiting on an earlier</text:p>
      <text:p text:style-name="Standard">Symbolic QED instruction.</text:p>
      <text:p text:style-name="Standard">Constraint C-3(ii) is vacuously true for in-order pipelines, as an</text:p>
      <text:p text:style-name="Standard">instruction only makes progress when all its operands have already read</text:p>
      <text:p text:style-name="Standard">their respective data, otherwise the instruction just stalls for operand data.</text:p>
      <text:p text:style-name="Standard">We use the information obtained from the Symbolic QED operand</text:p>
      <text:p text:style-name="Standard">recorder (Fig. 4) to specify C-3 to the BMC tool using the below</text:p>
      <text:p text:style-name="Standard">statements:</text:p>
      <text:p text:style-name="Standard">­(SIF`aMbcded ) ® "s Î src1_buffer (s. data == Reg[s. addr])</text:p>
      <text:p text:style-name="Standard">­(SIF`aMbcded ) ® "s Î src2_buffer (s. data == Reg[s. addr])</text:p>
      <text:p text:style-name="Standard">­(SIF`aMbcded) ® "m Î mem_buffer (m. data == Mem[m. addr]).</text:p>
      <text:p text:style-name="Standard">Above, s.data gives data stored for entry s in the buffer, while s.addr</text:p>
      <text:p text:style-name="Standard">gives the address. Reg represents the architectural register array while</text:p>
      <text:p text:style-name="Standard">Mem represents the architectural memory array. These statements are</text:p>
      <text:p text:style-name="Standard">specified to the BMC tool by writing them in the form of assume</text:p>
      <text:p text:style-name="Standard">statements (e.g., in System Verilog). For a superscalar core, specifying</text:p>
      <text:p text:style-name="Standard">Constraint C-3(i) is the same as above, but we need additional information,</text:p>
      <text:p text:style-name="Standard">as discussed in Sec. 3.2.2. to specify Constraint C-3(ii) to the BMC tool.</text:p>
      <text:p text:style-name="Standard"/>
      <text:p text:style-name="Standard">D.4. Finding Counter-Examples using BMC</text:p>
      <text:p text:style-name="Standard">The QED property (see Appendix B.2.) used by BMC to find counterexamples in Symbolic QED is modified to support symbolic starting states</text:p>
      <text:p text:style-name="Standard">and is given as below:</text:p>
      <text:p text:style-name="Standard"><text:soft-page-break/>𝑞𝑒𝑑_𝑟𝑒𝑎𝑑𝑦 &amp; 𝑆𝐼𝐹_𝑐𝑜𝑚𝑝𝑙𝑒𝑡𝑒 ® ⋀„∈{?,…,…C1} Ra == Ra′,</text:p>
      <text:p text:style-name="Standard">B</text:p>
      <text:p text:style-name="Standard"/>
      <text:p text:style-name="Standard">here the only change is the addition of the 𝑆𝐼𝐹_𝑐𝑜𝑚𝑝𝑙𝑒𝑡𝑒 (as given in</text:p>
      <text:p text:style-name="Standard">Sec. 2.2.1.) precondition to the QED property.</text:p>
      <text:p text:style-name="Standard"/>
      <text:p text:style-name="Standard">7</text:p>
      <text:p text:style-name="Standard"/>
      <text:p text:style-name="Standard">For EDDI-V, if it is not possible to divide the registers into two halves (i.e., if the original test</text:p>
      <text:p text:style-name="Standard">needs to use all the available registers), we can use memory to store the register values. The</text:p>
      <text:p text:style-name="Standard">details are in [Lin 14].</text:p>
      <text:p text:style-name="Standard"/>
      <text:p text:style-name="Standard">9</text:p>
      <text:p text:style-name="Standard"/>
      <text:p text:style-name="Standard"/>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9:30:50.606783108</meta:creation-date>
    <dc:date>2024-01-04T18:26:25.840339844</dc:date>
    <meta:editing-duration>PT22H55M35S</meta:editing-duration>
    <meta:editing-cycles>1</meta:editing-cycles>
    <meta:document-statistic meta:table-count="0" meta:image-count="0" meta:object-count="0" meta:page-count="34" meta:paragraph-count="1228" meta:word-count="11303" meta:character-count="69812" meta:non-whitespace-character-count="59748"/>
    <meta:generator>LibreOffice/7.5.9.2$Linux_X86_64 LibreOffice_project/50$Build-2</meta:generator>
  </office:meta>
</office:document-meta>
</file>